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documentclass[</text:p>
      <text:p text:style-name="Standard"><text:tab/>a4paper,</text:p>
      <text:p text:style-name="Standard"><text:tab/>pagesize,</text:p>
      <text:p text:style-name="Standard"><text:tab/>pdftex,</text:p>
      <text:p text:style-name="Standard"><text:tab/>12pt,</text:p>
      <text:p text:style-name="Standard"><text:tab/>twoside, % + BCOR darunter: für doppelseitigen Druck aktivieren, sonst beide deaktivieren</text:p>
      <text:p text:style-name="Standard"><text:tab/>BCOR=5mm, % Dicke der Bindung berücksichtigen (Copyshop fragen, wie viel das ist)</text:p>
      <text:p text:style-name="Standard"><text:tab/>ngerman,</text:p>
      <text:p text:style-name="Standard"><text:tab/>fleqn,</text:p>
      <text:p text:style-name="Standard"><text:tab/>final,</text:p>
      <text:p text:style-name="Standard"><text:tab/>]{scrartcl}</text:p>
      <text:p text:style-name="Standard">\usepackage{ucs}</text:p>
      <text:p text:style-name="Standard">\usepackage[utf8x]{inputenc} % Eingabekodierung: UTF-8</text:p>
      <text:p text:style-name="Standard">\usepackage{graphicx,subfigure}</text:p>
      <text:p text:style-name="Standard">\usepackage{subcaption}</text:p>
      <text:p text:style-name="Standard">\usepackage{float}</text:p>
      <text:p text:style-name="Standard">\usepackage{fixltx2e} % Schickere Ausgabe</text:p>
      <text:p text:style-name="Standard">\usepackage[T1]{fontenc} % ordentliche Trennung</text:p>
      <text:p text:style-name="Standard">\usepackage[english]{babel}</text:p>
      <text:p text:style-name="Standard">\usepackage[''Optionen'']{acronym}</text:p>
      <text:p text:style-name="Standard">\usepackage{amsmath}</text:p>
      <text:p text:style-name="Standard">\usepackage{amsthm}</text:p>
      <text:p text:style-name="Standard">\usepackage{comment}</text:p>
      <text:p text:style-name="Standard">\usepackage{lmodern} % ordentliche Schriften</text:p>
      <text:p text:style-name="Standard">\usepackage[hyphens]{url}</text:p>
      <text:p text:style-name="Standard">\usepackage{hyperref} <text:s/></text:p>
      <text:p text:style-name="Standard">\usepackage[unicode=true]{hyperref}</text:p>
      <text:p text:style-name="Standard">\usepackage{setspace,graphicx,tikz,tabularx} % für Elemente der Titelseite</text:p>
      <text:p text:style-name="Standard">\usepackage[draft=false,babel,tracking=true,kerning=true,spacing=true]{microtype} % optischer Randausgleich etc.</text:p>
      <text:p text:style-name="Standard"/>
      <text:p text:style-name="Standard">\DeclareMathOperator*{\argminB}{argmin}</text:p>
      <text:p text:style-name="Standard">\DeclareMathOperator*{\argmaxB}{argmax} </text:p>
      <text:p text:style-name="Standard"/>
      <text:p text:style-name="Standard">\usepackage{unicode-math}</text:p>
      <text:p text:style-name="Standard"/>
      <text:p text:style-name="Standard">\begin{document}</text:p>
      <text:p text:style-name="Standard"/>
      <text:p text:style-name="Standard"/>
      <text:p text:style-name="Standard">% Beispielhafte Nutzung der Vorlage für die Titelseite (bitte anpassen):</text:p>
      <text:p text:style-name="Standard">\input{Institutsvorlage}</text:p>
      <text:p text:style-name="Standard">\titel{Active Learning for Text Classification on Imbalanced Data} % Titel der Arbeit</text:p>
      <text:p text:style-name="Standard">\typ{Master Thesis} % Typ der Arbeit: <text:s/>Diplomarbeit, Masterarbeit, Bachelorarbeit</text:p>
      <text:p text:style-name="Standard">\grad{Master of Science (M. Sc.)} % erreichter Akademischer Grad</text:p>
      <text:p text:style-name="Standard">% z.B.: Master of Science (M. Sc.), Master of Education (M. Ed.), Bachelor of Science (B. Sc.), Bachelor of Arts (B. A.), Diplominformatikerin</text:p>
      <text:p text:style-name="Standard">\autor{Julia Masche} % Autor der Arbeit, mit Vor- und Nachname</text:p>
      <text:p text:style-name="Standard">\gebdatum{08.06.1993} % Geburtsdatum des Autors</text:p>
      <text:p text:style-name="Standard">\gebort{Berlin} % Geburtsort des Autors</text:p>
      <text:p text:style-name="Standard">\gutachter{Prof. Dr. Alan Akbik}{Prof. Dr. Verena V. Hafner} % Erst- und Zweitgutachter der Arbeit</text:p>
      <text:p text:style-name="Standard">\mitverteidigung % entfernen, falls keine Verteidigung erfolgt</text:p>
      <text:p text:style-name="Standard"><text:soft-page-break/>\makeTitel</text:p>
      <text:p text:style-name="Standard"/>
      <text:p text:style-name="Standard"/>
      <text:p text:style-name="Standard">\newpage</text:p>
      <text:p text:style-name="Standard">% Hier folgt die eigentliche Arbeit (bei doppelseitigem Druck auf einem neuen Blatt):</text:p>
      <text:p text:style-name="Standard">\tableofcontents</text:p>
      <text:p text:style-name="Standard">\newpage</text:p>
      <text:p text:style-name="Standard"/>
      <text:p text:style-name="Standard">\listoffigures</text:p>
      <text:p text:style-name="Standard"/>
      <text:p text:style-name="Standard">\newpage </text:p>
      <text:p text:style-name="Standard"/>
      <text:p text:style-name="Standard">\listoftables</text:p>
      <text:p text:style-name="Standard"/>
      <text:p text:style-name="Standard">\newpage</text:p>
      <text:p text:style-name="Standard">\section*{List of abbreviations}</text:p>
      <text:p text:style-name="Standard">\begin{acronym}[Bash]</text:p>
      <text:p text:style-name="Standard">\acro{AL}{Active Learning}</text:p>
      <text:p text:style-name="Standard">\acro{BALD}{Bayesian Active Learning by Disagreement}</text:p>
      <text:p text:style-name="Standard">\acro{BERT}{Bidirectional Encoder Representations from Transformer}</text:p>
      <text:p text:style-name="Standard">\acro{CNN}{Convolutional Neural Network}</text:p>
      <text:p text:style-name="Standard">\acro{EER}{Expected Error Reduction}</text:p>
      <text:p text:style-name="Standard">\acro{GloVe}{Global Vectors}</text:p>
      <text:p text:style-name="Standard">\acro{GRU}{Gated Recurrent Units}</text:p>
      <text:p text:style-name="Standard">\acro{k-NN}{k-Nearest Neighbor}</text:p>
      <text:p text:style-name="Standard">\acro{LAL}{Learning Active Learning}</text:p>
      <text:p text:style-name="Standard">\acro{LSTM}{Long short-term memory}</text:p>
      <text:p text:style-name="Standard">\acro{MLM}{Masked Language Modelling}</text:p>
      <text:p text:style-name="Standard">\acro{NLP}{Natural Language Processing}</text:p>
      <text:p text:style-name="Standard">\acro{NSP}{Next Sentence Prediction}</text:p>
      <text:p text:style-name="Standard">\acro{NN}{Neural Network}</text:p>
      <text:p text:style-name="Standard">\acro{Out-Of-Vocabulary}{OOV}</text:p>
      <text:p text:style-name="Standard">\acro{QBC}{Query By Committee}</text:p>
      <text:p text:style-name="Standard">\acro{RNN}{Recurrent Neural Network}</text:p>
      <text:p text:style-name="Standard">\acro{SVM}{Support Vector Machine}</text:p>
      <text:p text:style-name="Standard">\end{acronym}</text:p>
      <text:p text:style-name="Standard"/>
      <text:p text:style-name="Standard">\newpage</text:p>
      <text:p text:style-name="Standard"/>
      <text:p text:style-name="Standard">\section{Introduction}</text:p>
      <text:p text:style-name="Standard">When solving real-world text classification problems, companies usually encounter the challenge of analyzing, filtering and labeling thousands of documents in order to train a proper classification model. Deep learning models, in particular, require very large amount of data in order to perform better than other techniques. Unfortunately, the task of filtering data and labeling them can be difficult, time-consuming and expensive. Active learning (AL) tries to overcome this task by actively choosing informative data it wants to learn from with the help of different AL query strategies. Ideally, this smart selection of data could lead to better model performance while using fewer training instances. Therefore, less annotated data is needed for training.</text:p>
      <text:p text:style-name="Standard">\\</text:p>
      <text:p text:style-name="Standard">Many papers already have been published about active learning in combination with different machine learning models for text classification. However, deep learning and neural networks with active learning is still a very unexplored area, especially when applied to class imbalanced datasets. <text:soft-page-break/>Class imbalance in general poses a great challenge in text classification while being very relevant for real-world problems. For companies which work on classification problems, often times the data provided by their customers is very imbalanced with many instances for one class and very few instances for other classes. </text:p>
      <text:p text:style-name="Standard">\\</text:p>
      <text:p text:style-name="Standard">Many AL query strategies work by selecting instances which will increase the model performance. That means for class imbalanced classification, instances of the minority classes should ideally be selected for the next query batch. \\</text:p>
      <text:p text:style-name="Standard">In order to examine the behavior of active learning for text classification on imbalanced data, I carried out experiments on different datasets with different degrees of class imbalance. I used 6 popular AL query strategies, so that I can see if any query strategy works better for class imbalance problems than other strategies. Moreover, I also investigated how different pre-trained word embeddings play a role when handling class imbalance in AL setting.</text:p>
      <text:p text:style-name="Standard">\\</text:p>
      <text:p text:style-name="Standard">For real-world text classification problems, where a lot of data with long and complicated text has to be classified, deep learning methods became more and more popular. </text:p>
      <text:p text:style-name="Standard">Therefore, I chose a recurrent neural network (RNN) model and a transformer model for training.</text:p>
      <text:p text:style-name="Standard">\\</text:p>
      <text:p text:style-name="Standard">After running my experiments and analyzing the results, I will try to answer the following questions:</text:p>
      <text:p text:style-name="Standard"/>
      <text:p text:style-name="Standard">\begin{description}</text:p>
      <text:p text:style-name="Standard"><text:s text:c="4"/>\item[Question 1]\hfill \\</text:p>
      <text:p text:style-name="Standard"><text:s text:c="4"/>How well does AL perform in combination with different word embeddings on imbalanced data and to which degree of class imbalance does AL still achieve good performance?</text:p>
      <text:p text:style-name="Standard"><text:s text:c="4"/>\item[Question 2]\hfill \\</text:p>
      <text:p text:style-name="Standard"><text:s text:c="4"/>Which active learning/word embedding combination performs the best and which combination runs the fastest on datasets with class imbalance?</text:p>
      <text:p text:style-name="Standard">\end{description}</text:p>
      <text:p text:style-name="Standard"/>
      <text:p text:style-name="Standard">\newpage</text:p>
      <text:p text:style-name="Standard"/>
      <text:p text:style-name="Standard">\section{Theoretical Foundations}</text:p>
      <text:p text:style-name="Standard">\label{section: TF}</text:p>
      <text:p text:style-name="Standard"/>
      <text:p text:style-name="Standard">\subsection{Text Classification}</text:p>
      <text:p text:style-name="Standard">Text Classification, which aims to classify sentences or documents into specific classes, is one of the most fundamental problems in the field of Natural Language Processing (NLP) (\cite{q4}). In order to better evaluate the behavior of AL for text classification, I chose both binary and multi-class datasets with class imbalance for my experiments.</text:p>
      <text:p text:style-name="Standard">Binary classification tasks assign an example to exactly one of two classes, while multi-class classification tasks include more than two target classes. \\ <text:s/>\cite{q30} gave a comprehensive overview of deep learning based text classification including RNN and transformer models, different text classification tasks such as Sentiment Analysis, News Categorization, Question Answering, and common performance metrics.</text:p>
      <text:p text:style-name="Standard">\\</text:p>
      <text:p text:style-name="Standard">In the next few paragraphs, I will <text:s/>highlight why word embeddings are so important, especially for complex models like neural networks, and then describe the word embeddings used for my experiments in detail.</text:p>
      <text:p text:style-name="Standard">Afterwards, I will explain the basic structure and functionality of RNNs and transformers.</text:p>
      <text:p text:style-name="Standard"/>
      <text:p text:style-name="Standard"/>
      <text:p text:style-name="Standard"><text:soft-page-break/>\subsection{Word Embeddings}</text:p>
      <text:p text:style-name="Standard">Word embeddings are text representations that capture both the semantic and syntactic meaning of a word. They are used for many NLP models due to their ability to significantly boost the performance of a model. The reason for that is that word embeddings are able to model the semantic importance of a word in numeric form and represent a word as dense vectors in lower dimensional space. This makes them especially computationally efficient when combined with neural networks. </text:p>
      <text:p text:style-name="Standard">\\</text:p>
      <text:p text:style-name="Standard">The core idea of word embeddings is that similar words get similar vectors. The context of those words are used for learning vector representations assuming that similar words usually appear in the same context. The authors in \cite{q9} classified state-of-the-art methods into three embedding types, however, only two of them are relevant for my thesis: \textit{classical word embeddings} and \textit{contextualized word embeddings}. \textit{Classical word embeddings}, which are pre-trained over a large corpora, capture the latent syntactic and semantic similarities. Both GloVe and fastText are examples of classical embeddings. \textit{Contextualized word embeddings}, like Flair and BERT, are able to capture word semantics in context and therefore address the context-dependent nature of words. The latter are usually slower, but oftentimes perform better. <text:s/></text:p>
      <text:p text:style-name="Standard">\\</text:p>
      <text:p text:style-name="Standard">In order to better understand each of those word embeddings used for my experiments, I will briefly explain how they work and what possible advantages they bring.</text:p>
      <text:p text:style-name="Standard"/>
      <text:p text:style-name="Standard">\subsubsection{GloVe}</text:p>
      <text:p text:style-name="Standard">\textit{Global Vectors (GloVe)} was developed as an open-source project by Stanford (\cite{q7}).</text:p>
      <text:p text:style-name="Standard">It is an unsupervised learning algorithm which uses a log-bilinear regression model with a weighted least-squares objective for learning word representations. Similar to Word2Vec, it treats words as the smallest unit to train on. The authors observed that the ratios of word-word co-occurrence probabilities have the potential for encoding some form of meaning. In order to encode this information as vector differences, GloVe runs through the following steps (\cite{q31}):</text:p>
      <text:p text:style-name="Standard"/>
      <text:p text:style-name="Standard">\begin{enumerate}</text:p>
      <text:p text:style-name="Standard"><text:s text:c="4"/>\item Collect word co-occurence statistics in a form of word co-ocurrence matrix</text:p>
      <text:p text:style-name="Standard"><text:s text:c="4"/>\item Define soft constrains for each word pair</text:p>
      <text:p text:style-name="Standard"><text:s text:c="4"/>\item Define a cost function including a weight function prevent learning only from extremely common word pairs</text:p>
      <text:p text:style-name="Standard">\end{enumerate}</text:p>
      <text:p text:style-name="Standard"/>
      <text:p text:style-name="Standard">Figure ~\ref{fig:glove_vectors} shows vector relations captured by GloVe. One main drawback of GloVe is that it only knows words from its corpus. This leads to null vectors for words that did not occur during training (\cite{q32}). </text:p>
      <text:p text:style-name="Standard"/>
      <text:p text:style-name="Standard">\begin{figure}[h!]</text:p>
      <text:p text:style-name="Standard"><text:tab/>\centering</text:p>
      <text:p text:style-name="Standard"><text:tab/>\includegraphics[width=0.8\textwidth]{glove.jpg}</text:p>
      <text:p text:style-name="Standard"><text:tab/>\caption[Vector relations captured by GloVe]{Vector relations captured by GloVe\footnote{\url{https://nlp.stanford.edu/projects/glove/}} (\cite{q33})}</text:p>
      <text:p text:style-name="Standard"><text:tab/>\label{fig:glove_vectors}</text:p>
      <text:p text:style-name="Standard">\end{figure}</text:p>
      <text:p text:style-name="Standard"/>
      <text:p text:style-name="Standard"/>
      <text:p text:style-name="Standard">\subsubsection{FastText}</text:p>
      <text:p text:style-name="Standard">\textit{FastText} was proposed in 2017 by \cite{q8} and it is essentially an extension of the classical word embedding Word2Vec.</text:p>
      <text:p text:style-name="Standard"><text:soft-page-break/>Unlike Word2Vec, fastText also uses the internal structure of a word to get better vector representations. Each word is composed of n-grams and for each of the n-grams a character vector representation will be created. The vector of a whole word is therefore the sum of the vector representations of all the character n-grams and it is defined as follows:</text:p>
      <text:p text:style-name="Standard"/>
      <text:p text:style-name="Standard">\begin{equation}</text:p>
      <text:p text:style-name="Standard"><text:s text:c="3"/>s(w,c) = \sum \limits_{g \in G_w}^{} z_g^\top v_c</text:p>
      <text:p text:style-name="Standard">\end{equation}</text:p>
      <text:p text:style-name="Standard"/>
      <text:p text:style-name="Standard">To better understand how n-grams are composed, I will shortly explain the example in \cite{q8}:</text:p>
      <text:p text:style-name="Standard">Taking the word \textit{where} and \textit{n=3}, the following character n-grams are created:</text:p>
      <text:p text:style-name="Standard">\\</text:p>
      <text:p text:style-name="Standard">\\</text:p>
      <text:p text:style-name="Standard">$'&lt;wh', 'whe', 'her', 'ere', 're&gt;'$ \\ \\</text:p>
      <text:p text:style-name="Standard">together with the special sequence $&lt;where&gt;$. Note that the word \textit{her} will not have the same representation as the n-gram \textit{'her'}.\\</text:p>
      <text:p text:style-name="Standard">fastText embeddings bring many advantages compared to models like Word2Vec and GloVe.</text:p>
      <text:p text:style-name="Standard">The most important advantage is that fastText generates better word embeddings for rare words. Moreover, it is also able to create word embeddings for words which do not appear in the training corpus (\textit{out-of-vocabulary words} (OOV)). </text:p>
      <text:p text:style-name="Standard">For example, if the word \textit{particularly} does not have any representation in the training corpus, but all its n-gram vector representations are in the corpus, fastText can still average over those and get a word vector representation of this word. \\</text:p>
      <text:p text:style-name="Standard">However, one drawback of the fastText model is the requirement of high memory due to the fact that word embeddings are created from characters and not from words.</text:p>
      <text:p text:style-name="Standard">The authors of \cite{q8} were able to solve this drawback by using a hashing function that maps n-grams to integers in 1 to K. </text:p>
      <text:p text:style-name="Standard"/>
      <text:p text:style-name="Standard">\subsubsection{Flair}</text:p>
      <text:p text:style-name="Standard">In 2018, \cite{q9} introduced a novel type of contextualized character-level embeddings called \textit{Flair} and released a simple-to-use framework for state-of-the-art NLP of the same name\footnote{\url{https://github.com/flairNLP/flair}}.</text:p>
      <text:p text:style-name="Standard">\\</text:p>
      <text:p text:style-name="Standard">Flair embeddings are contextualized by their surrounding text which means that the same word will have different embeddings depending on its contextual use. It models words and context as sequences of characters, which has two advantages: Flair is able to better handle rare and misspelled words and it is also able to model subword structures like prefixes and endings.</text:p>
      <text:p text:style-name="Standard">\\</text:p>
      <text:p text:style-name="Standard">In order to form word embeddings, sentences are passed as sequences of characters into a character-level language model. They used a LSTM variant of recurrent neural networks due to its ability to encode long-term dependencies with their hidden state. The contextualized word embeddings are then created by utilizing the hidden state of a forward-backward recurrent neural network. Figure ~\ref{fig:flair} illustrates the approach for a word in an example sentence where the forward language model is shown in red and the backward language model is shown in blue. The <text:s/>output <text:s/>hidden <text:s/>state after <text:s/>the <text:s/>last <text:s/>character <text:s/>in <text:s/>the <text:s/>word containing information propagated from the beginning of the sentence up to this point, will be extracted from the forward language model. From the backward language model, the output hidden state before the first character in the word will be extracted. This hidden state contains information propagated from the end of the sentence to this point. The final word embedding is formed by concatenating both hidden states.</text:p>
      <text:p text:style-name="Standard"/>
      <text:p text:style-name="Standard">\begin{figure}[h!]</text:p>
      <text:p text:style-name="Standard"><text:tab/>\centering</text:p>
      <text:p text:style-name="Standard"><text:soft-page-break/><text:tab/>\includegraphics[width=0.9\textwidth]{flair.png}</text:p>
      <text:p text:style-name="Standard"><text:tab/>\caption[Flair contextual string embedding example]{Extraction of a contextual string embedding for a word (“Washington”) in a sentential context. (\cite{q9}) }</text:p>
      <text:p text:style-name="Standard"><text:tab/>\label{fig:flair}</text:p>
      <text:p text:style-name="Standard">\end{figure}</text:p>
      <text:p text:style-name="Standard"/>
      <text:p text:style-name="Standard">\subsubsection{BERT}</text:p>
      <text:p text:style-name="Standard">\textit{BERT (Bidirectional Encoder Representations <text:s/>from Transformer)} is a language presentation model introduced by \cite{q10} in 2018. As the name suggest, BERT pre-trains deep <text:s/>bidirectional <text:s/>representations from unlabeled text by jointly conditioning on both left and right context in all layers. This enables the pre-trained model to be fine-tuned with just one additional output layer. Its architecture is a multi-layer bidirectional Transformer encoder and the authors introduced two different model sizes: $BERT_{BASE}$ and $BERT_{LARGE}$. The use of Transformers has become very common in the past few years and I will give a short overview of its model architecture in Section ~\ref{section:transfomer}.</text:p>
      <text:p text:style-name="Standard">\\</text:p>
      <text:p text:style-name="Standard">What makes BERT so powerful is that it uses two training strategies, Masked Language Modelling (MLM) and Next Sentence Prediction (NSP), in order to alleviate the unidirectionality constraint (\cite{q39}). I will not explain it in detail, but I will give a rough overview for a better understanding. In order to train a deep bidirectional representation, MLM is used to randomly replace some tokens of the input sequence with the [MASK] token before feeding it into BERT. The model then tries to predict the masked tokens based on its context words (\cite{q10}). NSP is a binary classification task that predicts, given a pair of sentences, if the second sentence is actually the next sentence of the first sentence. To help the model distinguish between two sentences, two additional tokens have been introduced: [CLS] and [SEP]. The first token of every input sequence is the special classification token [CLS]. In classification tasks, it is used as an aggregate of the entire sequence representation. The [SEP] token is inserted at the end of each sentence (\cite{q38}). </text:p>
      <text:p text:style-name="Standard">Thus, BERT is able to handle a variety of down-stream tasks since its input representation is able to represent both a single sentence and a pair of sentences in one token sequence. Figure ~\ref{fig:bert1} and Figure ~\ref{fig:bert2} show tokenized input examples for both a single sentence and a sentence pair. As you can see, only the first token of the first sentence in the sentence pair input is marked with a [CLS] token.</text:p>
      <text:p text:style-name="Standard"/>
      <text:p text:style-name="Standard">\begin{figure}[h!]</text:p>
      <text:p text:style-name="Standard"><text:tab/>\centering</text:p>
      <text:p text:style-name="Standard"><text:tab/>\includegraphics[width=0.7\textwidth]{BERT2.png}</text:p>
      <text:p text:style-name="Standard"><text:tab/>\caption[BERT singe sentence example]{A single sentence input example with [CLS] and [SEP] tokens for BERT (\cite{q38})}</text:p>
      <text:p text:style-name="Standard"><text:tab/>\label{fig:bert1}</text:p>
      <text:p text:style-name="Standard">\end{figure}</text:p>
      <text:p text:style-name="Standard"/>
      <text:p text:style-name="Standard">\begin{figure}[h!]</text:p>
      <text:p text:style-name="Standard"><text:tab/>\centering</text:p>
      <text:p text:style-name="Standard"><text:tab/>\includegraphics[width=0.8\textwidth]{BERT1.png}</text:p>
      <text:p text:style-name="Standard"><text:tab/>\caption[BERT two sentence example]{A sentence pair input example with [CLS] and [SEP] tokens for BERT (\cite{q38})}</text:p>
      <text:p text:style-name="Standard"><text:tab/>\label{fig:bert2}</text:p>
      <text:p text:style-name="Standard">\end{figure}</text:p>
      <text:p text:style-name="Standard"/>
      <text:p text:style-name="Standard">\textit{Pre-training} and \textit{fine-tuning} are the two main steps in the BERT framework.</text:p>
      <text:p text:style-name="Standard">First, the model is trained on unlabeled data over different <text:s/>pre-training task and those pre-trained parameters are then used for the first initialisation of the BERT model.</text:p>
      <text:p text:style-name="Standard"><text:soft-page-break/>Afterwards, those parameters will then be fine-tuned using labeled data from the downstream task.</text:p>
      <text:p text:style-name="Standard">\\</text:p>
      <text:p text:style-name="Standard">Hugging Face\footnote{\url{https://huggingface.co/transformers/pretrained_models.html}} provides a full list of pre-trained BERT models including details of each model.</text:p>
      <text:p text:style-name="Standard"/>
      <text:p text:style-name="Standard"/>
      <text:p text:style-name="Standard"/>
      <text:p text:style-name="Standard">\subsection{Recurrent Neural Networks}</text:p>
      <text:p text:style-name="Standard">Recurrent neural networks (RNN) are sequence-to-sequence models heavily used in NLP. Unlike standard NN (\cite{q4}), the output in RNNs are dependent on the previous computations since they need to process usually long sequences where the same task must be performed for every element of that sequence. Therefore they make use of sequential information and are able to capture information about what has been calculated so far.</text:p>
      <text:p text:style-name="Standard">\\</text:p>
      <text:p text:style-name="Standard">\\</text:p>
      <text:p text:style-name="Standard">The base unit of a RNN is called Recurrent Neural Unit and its architecture is shown in Figure ~\ref{fig:rnn}. The base unit includes a direct feedback connection where a neuron \textit{A} uses its output as an additional input for the next time step. As you unfold this base unit for every time step, you get a representation of the unit as shown on the right in Figure ~\ref{fig:rnn} (\cite{q5}). </text:p>
      <text:p text:style-name="Standard"/>
      <text:p text:style-name="Standard"/>
      <text:p text:style-name="Standard">\begin{figure}[h!]</text:p>
      <text:p text:style-name="Standard"><text:tab/>\centering</text:p>
      <text:p text:style-name="Standard"><text:tab/>\includegraphics[width=0.7\textwidth]{rnn.png}</text:p>
      <text:p text:style-name="Standard"><text:tab/>\caption[RNN base unit]{Roll-out RNN base unit (\cite{q5})}</text:p>
      <text:p text:style-name="Standard"><text:tab/>\label{fig:rnn}</text:p>
      <text:p text:style-name="Standard">\end{figure}</text:p>
      <text:p text:style-name="Standard"/>
      <text:p text:style-name="Standard">RNNs make it possible to process input of any length without increasing the model size itself, however, the computation time gets slower with increasing input length (\cite{q28}). Moreover, RNNs are not able to capture long-term dependencies due to the vanishing and exploding gradient phenomena (\cite{q28}).</text:p>
      <text:p text:style-name="Standard">Therefore, Long Short-Term Memory (LSTM) and Gated Recurrent Units (GRU) have been developed which capture long-term dependencies much better than traditional RNNs. Unlike RNNs, both LSTM and GRU have internal mechanisms called gates which can learn which data in a sequence is important to keep or throw away.</text:p>
      <text:p text:style-name="Standard"/>
      <text:p text:style-name="Standard"/>
      <text:p text:style-name="Standard">\subsection{Transformers}</text:p>
      <text:p text:style-name="Standard">\label{section:transfomer}</text:p>
      <text:p text:style-name="Standard">\textit{Transformers} are a special type of neural network architecture that includes an attention mechanism. The original paper \cite{q14} introduced transformers as a endcoder-decoder architecture for sequence-to-sequence tasks (e.g. for language translation). </text:p>
      <text:p text:style-name="Standard">\\</text:p>
      <text:p text:style-name="Standard">For classification tasks, however, the decoder is not needed since the output is not a sequence. Therefore, transformer models like BERT only use the encoder part and put an additional classification layer on top.</text:p>
      <text:p text:style-name="Standard">The stacked encoders of transformer models are all identical in structure, consisting of a self-attention layer and a <text:s/>feed-forward network. </text:p>
      <text:p text:style-name="Standard">The self-attention mechanism is ne big improvement to RNNs and it works by looking at an input sequence and deciding at each step which other parts of the sequence are important. </text:p>
      <text:p text:style-name="Standard"><text:soft-page-break/>I will explain how self-attention works at a high level with the following translation example from \cite{q34}: \textit{The animal didn't cross the street because it was too tired}. A human can easily associate the word \textit{it} with the word \textit{animal}, however, an algorithm does not automatically know to which of the nouns the word \textit{it} refers to. The self-attention therefore helps the algorithm by looking back at previous positions of the sentence in order to better encode the word.</text:p>
      <text:p text:style-name="Standard">Figure ~\ref{fig:transformer_ex} illustrates the example for encoder layer 5.</text:p>
      <text:p text:style-name="Standard"/>
      <text:p text:style-name="Standard">\begin{figure}[h!]</text:p>
      <text:p text:style-name="Standard"><text:tab/>\centering</text:p>
      <text:p text:style-name="Standard"><text:tab/>\includegraphics[width=0.5\textwidth]{transformer_ex.png}</text:p>
      <text:p text:style-name="Standard"><text:tab/>\caption[Transformer example]{As we are encoding the word \textit{it} in encoder #5 (the top encoder in the stack), part of the attention mechanism was focusing on \textit{The Animal}, and baked a part of its representation into the encoding of \textit{it} (\cite{q34})}</text:p>
      <text:p text:style-name="Standard"><text:tab/>\label{fig:transformer_ex}</text:p>
      <text:p text:style-name="Standard">\end{figure}</text:p>
      <text:p text:style-name="Standard"/>
      <text:p text:style-name="Standard">The biggest advantage of transformers for classification tasks, compared to RNNs, is speed. The recurring paradigm does not exist in transformer models, where the word representations get computed one at a time. Instead, all representations are computed in one step in parallel regardless of the sequence length. Moreover, it is easier for transformer models to learn long-range dependencies, because direct connections of two words in possible via attention, and not via many hidden states of other words between them. </text:p>
      <text:p text:style-name="Standard"/>
      <text:p text:style-name="Standard">\newpage</text:p>
      <text:p text:style-name="Standard"/>
      <text:p text:style-name="Standard">\subsection{Pool-Based Active Learning}</text:p>
      <text:p text:style-name="Standard">The main goal of \textit{active learning} is to overcome labeling thousand of documents at a time by querying unlabeled instances step by step and achieving good performance with as few labeled instances as possible (\cite{q1}).</text:p>
      <text:p text:style-name="Standard">\\</text:p>
      <text:p text:style-name="Standard">Pool-based active learning is the most popular setting of AL and its learning cycle is shown in Figure ~\ref{fig:pool_al}. </text:p>
      <text:p text:style-name="Standard"/>
      <text:p text:style-name="Standard">\begin{figure}[h!]</text:p>
      <text:p text:style-name="Standard"><text:tab/>\centering</text:p>
      <text:p text:style-name="Standard"><text:tab/>\includegraphics[width=0.6\textwidth]{pool_activelearning.png}</text:p>
      <text:p text:style-name="Standard"><text:tab/>\caption[Pool-Based Active Learning]{The pool-based active learning cycle (\cite{q1})}</text:p>
      <text:p text:style-name="Standard"><text:tab/>\label{fig:pool_al}</text:p>
      <text:p text:style-name="Standard">\end{figure}</text:p>
      <text:p text:style-name="Standard"/>
      <text:p text:style-name="Standard">We start with a large pool of unlabeled instances $\mathcal{U}$ and a small seed set of already labeled instances. Those labeled instances will be used as the training set $\mathcal{L}$ to train the machine learning model. After training, new instances are selected from the unlabeled pool using a specific query strategy. The queried instances then have to be labeled by a human annotator before using them for the next learning round. This will be repeated until the stopping criteria is satisfied (\cite{q1}).</text:p>
      <text:p text:style-name="Standard">\\</text:p>
      <text:p text:style-name="Standard">The next few chapters will include a possible classification of query strategies and short explanations of each query strategy used for my evaluation. Please note that I will refer the pool of unlabaled instances as $\mathcal{U}$ and the labeled training set as $\mathcal{L}$ thoughout those sections.</text:p>
      <text:p text:style-name="Standard"><text:soft-page-break/></text:p>
      <text:p text:style-name="Standard"/>
      <text:p text:style-name="Standard">\subsection{Query Strategies for Active Learning}</text:p>
      <text:p text:style-name="Standard">\cite{q16} classifies AL strategies based on their input information which can be either random or one of data, model and prediction. Random sampling is often used as a baseline when comparing different strategies and is also part of my experiments. It selects instances at random and often performs competitive to more sophisticated strategies. </text:p>
      <text:p text:style-name="Standard">\\</text:p>
      <text:p text:style-name="Standard">The \textit{data-based} strategies only operate on the raw input data and sometimes also take the labels of the labeled pool into account. They can either use information about the data distribution, label distribution, and label correlation or they rely on the representativeness of the data. Graph Density, which tries to find the most representative instances, could be classified as a data-based strategies (\cite{q16}).</text:p>
      <text:p text:style-name="Standard">\\</text:p>
      <text:p text:style-name="Standard">The \textit{model-based} approaches have knowledge about both the data and the model. They query instances based on measure provided by the model given an instances. One example would be <text:s/>model-based uncertainty which operates using the uncertainty of a model’s weight (\cite{q16}). \\</text:p>
      <text:p text:style-name="Standard">\textit{Prediction-based} strategies select instances by scoring their prediction output. Two very popular examples of this class are Uncertainty Sampling and Query-By-Committee described in \cite{q1}. The differences between the concepts of model-based and prediction-based uncertainty are sometimes very small (\cite{q16}).</text:p>
      <text:p text:style-name="Standard">\\</text:p>
      <text:p text:style-name="Standard">Please note that this is not the only way of classifying AL query strategies, however, I think it gives a good general overview on how differently AL strategies work.</text:p>
      <text:p text:style-name="Standard"/>
      <text:p text:style-name="Standard">\subsubsection{Uncertainty Sampling}</text:p>
      <text:p text:style-name="Standard">\textit{Uncertainty Sampling} is one of the most commonly used query strategy and is based on the prediction of instances (\cite{q40}). It queries the instance which it is most uncertain about. There are 3 different variants of uncertainty sampling including</text:p>
      <text:p text:style-name="Standard">\textit{least confident sampling}, \textit{margin sampling} and \textit{entropy} (\cite{q1}). For my evaluation, I decided to use entropy which is the difference between all predictions (as defined by information theory) and is calculated as follows:</text:p>
      <text:p text:style-name="Standard"/>
      <text:p text:style-name="Standard">\begin{equation}</text:p>
      <text:p text:style-name="Standard"><text:s text:c="4"/>X^*_ENT = \argmaxB_x -\sum \limits_{i}^{} P_{\theta}(y_i|x) log P_{\theta}(y_i|x)</text:p>
      <text:p text:style-name="Standard">\end{equation}</text:p>
      <text:p text:style-name="Standard"/>
      <text:p text:style-name="Standard">where $P_{\theta}(y_i|x)$ the a posteriori probability and $y_i$ ranges over all possible labelings.</text:p>
      <text:p text:style-name="Standard"/>
      <text:p text:style-name="Standard">\subsubsection{Query-By-Committee}</text:p>
      <text:p text:style-name="Standard">The \textit{Query-By-Committee algorithm (QBC)} is a theoretical-motivated selection framework proposed by Seung and colleagues in 1992 (\cite{q2}). The main idea is to train a committee of models on the same labeled data and the next query to be chosen is the one which they most disagree about. According to \cite{q1}, there are two questions that need to be answered when implementing a QBC algorithm: </text:p>
      <text:p text:style-name="Standard"/>
      <text:p text:style-name="Standard">\begin{itemize}</text:p>
      <text:p text:style-name="Standard"><text:s text:c="4"/>\item[i] How to construct models which represent different regions of the version space so that the version space is minimized?</text:p>
      <text:p text:style-name="Standard"><text:s text:c="4"/>\item[ii] How to measure disagreement among committee members?</text:p>
      <text:p text:style-name="Standard">\end{itemize}</text:p>
      <text:p text:style-name="Standard"/>
      <text:p text:style-name="Standard"><text:soft-page-break/>Two main approaches have been proposed in order to measure the disagreement among committee members: \textit{vote entropy} and \textit{Kullback-Leibler (KL) divergence} (\cite{q2}). </text:p>
      <text:p text:style-name="Standard">I decided to use the vote entropy approach which can be thought of as a QBC generalization of entropy-based uncertainty sampling. It is defined as: </text:p>
      <text:p text:style-name="Standard"/>
      <text:p text:style-name="Standard">\begin{equation}</text:p>
      <text:p text:style-name="Standard"><text:s text:c="3"/>X^*_{VE} = \argmaxB_x - \sum \limits_{i}^{} \frac{V(y_i)}{C}log\frac{V(y_i)}{C}</text:p>
      <text:p text:style-name="Standard">\end{equation}</text:p>
      <text:p text:style-name="Standard"/>
      <text:p text:style-name="Standard">where $y_i$ again ranges over all possible labels and $V(y_i)$ is the number of “votes” that a label receives from among the committee members’ predictions.</text:p>
      <text:p text:style-name="Standard"/>
      <text:p text:style-name="Standard"/>
      <text:p text:style-name="Standard">\subsubsection{Graph Density}</text:p>
      <text:p text:style-name="Standard">\textit{Graph Density}, also referred as diversity promoting sampling method, uses the graph density to determine the most representative points in the pool. It was introduced as a novel sampling criteria by \cite{q15}. The algorithm builds a k-nearest-neighbor graph with the manhattan distance as distance measure between nodes and k=10 for the number of nearest neighbors.</text:p>
      <text:p text:style-name="Standard">The resulting graph is symmetric and weighted with a Gaussian kernel. In order to rank the data points according to their representativeness, the following weight matrix was introduced in \cite{q15}:</text:p>
      <text:p text:style-name="Standard"/>
      <text:p text:style-name="Standard">\begin{equation}</text:p>
      <text:p text:style-name="Standard"><text:s text:c="3"/>W_{ij} = P_{ij} exp(\frac{-d(x_i, x_j)}{2\sigma^2})</text:p>
      <text:p text:style-name="Standard">\end{equation}</text:p>
      <text:p text:style-name="Standard"/>
      <text:p text:style-name="Standard">with $P_{ij}$ being the probability <text:s/>that a point $x_i$ uses another point $x_j$ as its neighbour. It applies that $P_{ij} = 1$ if $d(x_i, x_j)$ is one of of <text:s/>the k smallest <text:s/>distances of $x_i$. The main intuition behind this rank is that representative data points for one class are usually well embedded in this graph structure and therefore have many edges with high weights.Thus, the instances with the maximum values of the weight matrix will be used for the next training round.</text:p>
      <text:p text:style-name="Standard">\\</text:p>
      <text:p text:style-name="Standard">For the algorithm to be able to distinguish among data points with many small weighted neighbors, \cite{q15} suggest to normalize these weights by the number of edges as follows:</text:p>
      <text:p text:style-name="Standard"/>
      <text:p text:style-name="Standard">\begin{equation}</text:p>
      <text:p text:style-name="Standard"><text:s text:c="3"/>Gra(x_i) = \frac{\sum \limits_{i}^{}W_{ij}}{\sum \limits_{i}^{}P_{ij}}</text:p>
      <text:p text:style-name="Standard">\end{equation}</text:p>
      <text:p text:style-name="Standard"/>
      <text:p text:style-name="Standard">Moreover, to avoid multiple selection of the same dense region, the weights of direct neighbors of the currently selected node $x_i$ are being reduced with:</text:p>
      <text:p text:style-name="Standard"/>
      <text:p text:style-name="Standard">\begin{equation}</text:p>
      <text:p text:style-name="Standard"><text:s text:c="3"/>Gra(x_j) = Gra(x_j) - Gra(x_i)P_{ij}</text:p>
      <text:p text:style-name="Standard">\end{equation}</text:p>
      <text:p text:style-name="Standard"/>
      <text:p text:style-name="Standard">The authors of \cite{q15} claim that this method avoids sampling outliers and it is also very robust due to the k-NN graph structure. </text:p>
      <text:p text:style-name="Standard"/>
      <text:p text:style-name="Standard"/>
      <text:p text:style-name="Standard">\subsubsection{Expected Error Reduction}</text:p>
      <text:p text:style-name="Standard"><text:soft-page-break/>\textit{Expected Error Reduction (EER)}, as the name already implies, is a decision-theoretic approach that measures how much generalization error is likely to be reduced when querying the next instance (\cite{q1}). It tries to estimate the expected future error of a model trained using $\mathcal{L} \cup \langle x, y_i \rangle$ on the remaining unlabeled instances in $\mathcal{U}$. The goal is to query instances with minimal expected future error.</text:p>
      <text:p text:style-name="Standard">One approach is to minimize the expected log-loss simultaneously as follows (\cite{q1}):</text:p>
      <text:p text:style-name="Standard"/>
      <text:p text:style-name="Standard">\begin{equation}</text:p>
      <text:p text:style-name="Standard"><text:s text:c="3"/>X^*_{log} = \argminB_x \sum \limits_{i}^{} P_{\theta}(y_i|x)(-\sum \limits_{u=1}^{U}\sum \limits_{j}^{}P_{\theta + \langle x, y_i \rangle}(y_j| x^{(u)}) log P_{\theta + \langle x, y_i \rangle}(y_j| x^{(u)})</text:p>
      <text:p text:style-name="Standard">\end{equation}</text:p>
      <text:p text:style-name="Standard"/>
      <text:p text:style-name="Standard">where $P_{\theta}(y_i|x)$ again is a posteriori probability, $y_i$ ranges over all possible labels and $\theta + \langle x, y_i \rangle$ refers to the new model after it has been re-trained with training tuple $\langle x, y_i \rangle$ added to $\mathcal{L}$. This approach is equivalent to reducing the expected entropy over $\mathcal{U}$.</text:p>
      <text:p text:style-name="Standard">\\</text:p>
      <text:p text:style-name="Standard">The estimated error reduction framework has the dual advantage of being near-optimal and not dependent on the model class. However,</text:p>
      <text:p text:style-name="Standard">EER might also be the most computationally expensive query framework among the strategies introduced in my thesis because it requires estimating the expected future error over \textit{U} for each query. A new model must be incrementally re-trained for each possible query labeling, which in turn iterates over the entire pool. </text:p>
      <text:p text:style-name="Standard">Therefore, EER is mostly only considered for binary classification tasks. Nevertheless, it is still interesting to see how well it performs for both unbalanced binary and unbalanced multi-class classification problems (\cite{q1}).</text:p>
      <text:p text:style-name="Standard"/>
      <text:p text:style-name="Standard"/>
      <text:p text:style-name="Standard">\subsubsection{Learning Active Learning}</text:p>
      <text:p text:style-name="Standard">\cite{q6} describe a new data-driven AL approach called \textit{Learning Active Learning (LAL)} which is formulated as a regression problem.</text:p>
      <text:p text:style-name="Standard">The aim of LAL is to predict the expected reduction of the generalization error when adding a specific sample.</text:p>
      <text:p text:style-name="Standard">The model is trained on synthetic 2D data which makes its features not domain-specific. </text:p>
      <text:p text:style-name="Standard">Therefore the trained regressor can be applied to other classification problems as well.</text:p>
      <text:p text:style-name="Standard">If a sufficiently large annotated set can be provided initially, the regressor can also be trained on that set instead on the synthetic data.</text:p>
      <text:p text:style-name="Standard">The paper introduced two versions of LAL: LAL iterative and LAL independent. They differ in the way how datasets for learning a regressor are constructed. When building LAL independent, unused labels are individually and at random incorporated to retrain the regressor. The LAL iterative strategy further extends LAL independent by a sequential procedure to account for selection bias caused by AL. \\</text:p>
      <text:p text:style-name="Standard">The paper trains a random forest as the instance selector. Thus, both models in my experiments (RNN or transformer) for performance evaluation when using LAL query strategy, not for instance selection itself.</text:p>
      <text:p text:style-name="Standard"/>
      <text:p text:style-name="Standard"/>
      <text:p text:style-name="Standard">\newpage</text:p>
      <text:p text:style-name="Standard"/>
      <text:p text:style-name="Standard">\section{Related Work}</text:p>
      <text:p text:style-name="Standard">\label{section:LR}</text:p>
      <text:p text:style-name="Standard"><text:soft-page-break/></text:p>
      <text:p text:style-name="Standard">\textbf{Active Learning for Text Classification}</text:p>
      <text:p text:style-name="Standard">\\</text:p>
      <text:p text:style-name="Standard">AL for text classification is a widely explored area, where AL is often performed with popular models like support vector machines (SVM), logistic regression or Naive Bayes.</text:p>
      <text:p text:style-name="Standard">\\</text:p>
      <text:p text:style-name="Standard">\cite{q17}, for example, performed active learning with a SVM on text classification tasks and introduced 3 new algorithms that attempt to reduce the version space as much as possible at each query. </text:p>
      <text:p text:style-name="Standard">In \cite{q18}, the authors combined Expectation-Maximization (EM) and a Naive Bayes classifier in order to learn from labeled and unlabeled documents. They showed that the use <text:s/>of unlabeled data reduces classification error by up to 30 percent.</text:p>
      <text:p text:style-name="Standard">\cite{q19} presented a batch mode active learning algorithm for large-scale text categorization and used both logistic regression and SVM as classifiers. </text:p>
      <text:p text:style-name="Standard">The authors in \cite{q20} compared the two most popular query strategies, Uncertainty Sampling and QBC, with Random Sampling on different classification tasks and found that active learning produces high-performance classification models with fewer labeled documents when compared to passive learning approaches. They used SVM, logisitc regression and Naive Bayes as classification models for their experiments. </text:p>
      <text:p text:style-name="Standard">3 different classifiers were also used in \cite{q21}, where the authors explored the reusability problem in text classification scenarios. Therefore, they measured the impact of using different classifier types (SVM, k-NN and Naive Bayes) as the selector (determines the examples to select from the pool) and consumer (trained on the resulting labelled examples and tested on the remaining test set). The results show that AL achieves best results when selector and consumer are the same classifier type.</text:p>
      <text:p text:style-name="Standard">The authors of \cite{q36} have dealt with the question whether AL is better than Random sampling for clinical text classification. They used different AL algorithms including a distance-based (DIST) algorithm, a diversity-based (DIV) algorithm, and a combination of both and implemented them using a SVM model. Their results show that AL algorithms can sometimes, but not always, effectively reduce the sample size of training sets and outperform passive selection. They also found that the diversity and uncertainty of the datasets is associated with the effectiveness of AL in general.</text:p>
      <text:p text:style-name="Standard">\\</text:p>
      <text:p text:style-name="Standard">\\</text:p>
      <text:p text:style-name="Standard">\textbf{Deep Active Learning}</text:p>
      <text:p text:style-name="Standard">\\</text:p>
      <text:p text:style-name="Standard">During my research for AL query strategies, I noticed that NN and Deep Learning are not very prevalent in AL applications, especially for RNN architectures.</text:p>
      <text:p text:style-name="Standard">\\</text:p>
      <text:p text:style-name="Standard">In \cite{q23}, the authors proposed a new active learning method for convolutional neural networks (CNNs). The methods tries to quickly learn discriminative, task-specific embeddings by selecting instances which contain words whose embeddings are likely to be updated with the greatest magnitude. In order to find those instances, the method calculates the expected gradient length with respect to the embeddings for each word. They tested their approach on both sentence and document classification with binary, class balanced datasets. Their results showed that their proposed method was able to outperform Random and entropy-based Uncertainty sampling. \\</text:p>
      <text:p text:style-name="Standard"><text:s/>\cite{q37} introduced a dropout-based adaptation of query by committee for deep architectures. They built partial CNNs, which resulted from a dropout process on the full network, in order to form a committee. This method should reduce the computational cost compared to training a committee of complete deep neural networks. They demonstrated the validity of their approach on two handwritten digit datasets and compared their method to Uncertainty and Random sampling. <text:soft-page-break/>The results showed that dropout-based QBC converged faster to the best accuracy achieved with-out active learning and therefore outperformed the baseline methods. </text:p>
      <text:p text:style-name="Standard">\\</text:p>
      <text:p text:style-name="Standard">The authors of \cite{q24} presented a novel active learning method for short-text classification applied to a RNN. They tried to answer a very interesting questions, namely if and how much AL can reduce the amount of model data without decreasing the classification accuracy. This question is especially important from a company's point of view. For their experiments, they compared Uncertainty and Random sampling to their novel method, which is based on both uncertainty and representativeness of an instance. They were able to demonstrate that their proposed method was able to outperform the two other methods. Moreover, they showed that the active RNN model with weighted uncertainty sampling can evidently reduce the amount of training data.</text:p>
      <text:p text:style-name="Standard">\\</text:p>
      <text:p text:style-name="Standard">\cite{q35} defined the the problem of active learning as core-set selection and applied their new approach to a CNN for both image and digit classification. The main idea of their approach is that it tries to find a subset of the original dataset such that the model trained on the selected subset will perform as closely as possible to the model trained on the entire dataset. They conducted an extensive empirical study comparing 7 query strategies with their proposed method. In the end, they were able to show that their core-set approach outperformed all of them for all 3 datasets. </text:p>
      <text:p text:style-name="Standard">\\</text:p>
      <text:p text:style-name="Standard">In 2018, \cite{q25} published results of a large-scale empirical study of deep active learning. Their study, which compared two versions of Bayesian Active Learning by Disagreement (BALD), included multiple tasks (sentiment classification, named entity recognition and semantic role labeling), multiple datasets and multiple models. They found that both classic uncertainty sampling and <text:s/>Bayesian approaches outperform baseline methods across many tasks. </text:p>
      <text:p text:style-name="Standard">\\</text:p>
      <text:p text:style-name="Standard">A whole survey of AL for text classification using deep neural networks was presented in \cite{q16} in 2020. The authors reviewed recent NN-based advances in NLP, summarized current state-of-the-art deep AL for text classification and analyzed recent work. This paper was published after I worked out the topic for my thesis and although it definitely overlaps with my thesis topic, it did not include self-conducted experiments. However, the paper was really helpful as a basis for my theoretical foundation part in Section \ref{section: TF}. Moreover, it represents well how RNN models are still not yet widely studied in the field of AL.</text:p>
      <text:p text:style-name="Standard">\\</text:p>
      <text:p text:style-name="Standard">\\</text:p>
      <text:p text:style-name="Standard">\textbf{Word Embeddings in Active Learning}</text:p>
      <text:p text:style-name="Standard">\\</text:p>
      <text:p text:style-name="Standard">The impact of different word representations for classification tasks in AL setting has been little studied so far. Both \cite{q23} and \cite{q24} used word2vec embeddings with different NN models to classify text. Moreover, GloVe embeddings ( \cite{q25}) and BERT embeddings (\cite{q26}) have been used for text classification in order to compare the performance of different AL strategies.</text:p>
      <text:p text:style-name="Standard">\\</text:p>
      <text:p text:style-name="Standard">\cite{q22} is a recent paper which evaluated the effectiveness of different text representation mechanisms for active learning. They chose \textit{Bag-of-words(BOW)}, \textit{Latent Dirichlet Allocation (LDA)}, \textit{fastText} and \textit{BERT} as text representation schemes and a Linear-SVM as their model for text classification on different well-balanced, binary datasets. For the experiments, they combined each text representations with each of the 5 query strategies (Random, Uncertainty, Information Density, QBC and EGAL). Results show that text representations based on word embeddings generally performed better in AL setting and that BERT surpassed the performances achieved using other representations.</text:p>
      <text:p text:style-name="Standard">\\</text:p>
      <text:p text:style-name="Standard">\\</text:p>
      <text:p text:style-name="Standard"><text:soft-page-break/>\textbf{Class Imbalance in Active Learning} \\</text:p>
      <text:p text:style-name="Standard">Although class imbalance is especially relevant for real world classification problems, it is still a largely unexplored research area in AL. </text:p>
      <text:p text:style-name="Standard">\\</text:p>
      <text:p text:style-name="Standard">\cite{q27} presented the relationship between active learning and imbalanced data classification tasks and stated that substantial class imbalance may pose difficulties for traditional active learning. The results of their experiments show that for moderate class imbalance, AL is still an effective strategy without any further adaptions.</text:p>
      <text:p text:style-name="Standard">\\</text:p>
      <text:p text:style-name="Standard">In \cite{q20}, the authors also addressed the problem of class imbalance in classification problems and thus tested active learning for different imbalance levels. They found that active learning still significantly reduced the time spent labeling documents. However, they only took binary classification into account, which raises the question if the same outcome can be expected for multi-class classification problems. </text:p>
      <text:p text:style-name="Standard"/>
      <text:p text:style-name="Standard"/>
      <text:p text:style-name="Standard"/>
      <text:p text:style-name="Standard">\newpage</text:p>
      <text:p text:style-name="Standard"/>
      <text:p text:style-name="Standard">\section{Experiments}</text:p>
      <text:p text:style-name="Standard">\subsection{Experimental Setup}</text:p>
      <text:p text:style-name="Standard">I implemented all experiments in Python. For the implementation of AL query strategies, I used the python toolbox ALiPy\footnote{\url{https://github.com/NUAA-AL/ALiPy}} \cite{q12} which implements more than 20 commonly used active learning methods. Since I only concentrated on the traditional AL setting, I had a choice of 9 different strategies\footnote{\url{https://github.com/NUAA-AL/ALiPy/blob/master/alipy/query_strategy/query_labels.py}} provided by ALiPy.</text:p>
      <text:p text:style-name="Standard">All of the strategy implementations are based on their corresponding paper introduced in previous sections. For QBC, I trained the model twice with different learning rate in order to have a committee of 2 models. Please note that my models (RNN and transformer) are not used as instance selector for both EER (logistic regressor as selector) and LAL (random forest regressor as selector). The authors of ALiPy point out that as long as the same model is used for performance evaluation and 2D feature matrix construction for all compared methods, it is fine to use another model for instance selection\footnote{\url{https://github.com/NUAA-AL/ALiPy/issues/16}}. \\</text:p>
      <text:p text:style-name="Standard"/>
      <text:p text:style-name="Standard">\\</text:p>
      <text:p text:style-name="Standard">\\</text:p>
      <text:p text:style-name="Standard">\textbf{Word Embeddings in Flair}</text:p>
      <text:p text:style-name="Standard">\\</text:p>
      <text:p text:style-name="Standard">In order to use different word embeddings easily for my classification experiments, I chose the NLP library Flair\footnote{\url{https://github.com/flairNLP/flair}} for applying state-of-the-art NLP models \cite{q9}.</text:p>
      <text:p text:style-name="Standard">Flair provides a simple interface allowing to use and to combine different word embeddings including all of the embeddings described in Section 3.2. For my experiments, I used the classic English GloVe embeddings\footnote{\url{https://github.com/flairNLP/flair/blob/master/resources/docs/embeddings/CLASSIC_WORD_EMBEDDINGS.md}}, fastText embeddings without OOV functionality\footnote{\url{https://github.com/flairNLP/flair/blob/master/resources/docs/embeddings/FASTTEXT_EMBEDDINGS.md}} trained over Wikipedia, Flair embeddings\footnote{\url{https://github.com/flairNLP/flair/blob/master/resources/docs/embeddings/FLAIR_EMBEDDINGS.md}} (news-forward, news-backward) trained with 1 billion word corpus and BERT transformer word embeddings\footnote{\url{https://github.com/flairNLP/flair/blob/master/resources/docs/<text:soft-page-break/>embeddings/TRANSFORMER_EMBEDDINGS.md}} (bert-large-uncased) with only the last layer used for the embeddings.</text:p>
      <text:p text:style-name="Standard">\\</text:p>
      <text:p text:style-name="Standard">\\</text:p>
      <text:p text:style-name="Standard">\textbf{Document Embeddings in Flair}</text:p>
      <text:p text:style-name="Standard">\\</text:p>
      <text:p text:style-name="Standard">Flair also provides different types of document embeddings including RNN and transformer document embeddings. I decided to use both of them for my experiments. For the GRU-type RNN Document Embeddings\footnote{\url{https://github.com/flairNLP/flair/blob/master/resources/docs/embeddings/DOCUMENT_RNN_EMBEDDINGS.md}}, word embeddings will first be produced by any desired method (GloVe, fastText, Flair and BERT) for every word in text. Afterwards, the RNN runs over those word embeddings and produces a final vector for the whole text. This RNN then has to be trained in order to learn how to combine the words in a text. \\ </text:p>
      <text:p text:style-name="Standard">The RNN used for my experiments consists of 256 hidden states and 1 layer. Those RNN embeddings will then be used to train a text classification model\footnote{\label{note1} I took the example code in \url{https://github.com/flairNLP/flair/blob/master/resources/docs/TUTORIAL_7_TRAINING_A_MODEL.md} as reference for my experiments}. </text:p>
      <text:p text:style-name="Standard">\\</text:p>
      <text:p text:style-name="Standard">When using transformer document embeddings\footnote{\url{https://github.com/flairNLP/flair/blob/master/resources/docs/TUTORIAL_5_DOCUMENT_EMBEDDINGS.md}}, the transformer directly provides embeddings for a whole sentence. For this, the [CLS] token is used and loaded with the representation of the whole sentence. \\ </text:p>
      <text:p text:style-name="Standard">I chose BERT transformer model (bert-large-uncased) again for this type of document embedding\textsuperscript{\ref{note1}}.</text:p>
      <text:p text:style-name="Standard">\\</text:p>
      <text:p text:style-name="Standard">\\</text:p>
      <text:p text:style-name="Standard">\textbf{Seed Set and Query Selection}</text:p>
      <text:p text:style-name="Standard">\\</text:p>
      <text:p text:style-name="Standard">I started with 100 randomly chosen instances as the seed set for the active learning training. However, I made sure that each query strategy started with the same seed set. For each query, 100 instances were sampled from the pool until the unlabeled pool was empty. The reason for the choice of 100 instances for the seed set and each query is that smaller sizes make no sense for companies which deal with real-world classification problems. Usually, the annotation of documents are done by external people who charge per hour. Sending them batches of 10, 20 or 30 instances for annotation would be inefficient and time consuming. Moreover, re-training a deep neural networks too often is also not practical for companies. </text:p>
      <text:p text:style-name="Standard">\\</text:p>
      <text:p text:style-name="Standard">\\</text:p>
      <text:p text:style-name="Standard">\textbf{Evaluation Metrics}</text:p>
      <text:p text:style-name="Standard">\\</text:p>
      <text:p text:style-name="Standard">I used 5 fold cross validation for both active learning and no active learning training and averaged the results of those 5 folds. I decided for g-mean as my performance measure since it is suitable for class imbalance classification problems. It is defined as:</text:p>
      <text:p text:style-name="Standard"/>
      <text:p text:style-name="Standard">\newtheorem{definition}{Definition}</text:p>
      <text:p text:style-name="Standard">\theoremstyle{definition}</text:p>
      <text:p text:style-name="Standard">\begin{definition}{\textbf{G-Mean}}</text:p>
      <text:p text:style-name="Standard">The Geometric Mean (G-Mean) is a metric that measures the balance <text:s text:c="2"/>between classification performances <text:s/>on all classes. Given $n$ classes and the recall for each class with $Recall(class_n)$, the g-mean is defined as:</text:p>
      <text:p text:style-name="Standard">\begin{displaymath}</text:p>
      <text:p text:style-name="Standard"><text:soft-page-break/>G-Mean = \sqrt[n]{\prod \limits_{n}^{}Recall(class_n)}</text:p>
      <text:p text:style-name="Standard">\end{displaymath}</text:p>
      <text:p text:style-name="Standard">\end{definition}</text:p>
      <text:p text:style-name="Standard"/>
      <text:p text:style-name="Standard">Moreover, I also take into account the F1-Score for the minority classes in order to see how well the experiments performed for class imbalance. </text:p>
      <text:p text:style-name="Standard"/>
      <text:p text:style-name="Standard">\theoremstyle{definition}</text:p>
      <text:p text:style-name="Standard">\begin{definition}{\textbf{F1-Score}}</text:p>
      <text:p text:style-name="Standard">The F1-Score can be interpreted as a weighted average of the precision and recall and is defined as :</text:p>
      <text:p text:style-name="Standard">\begin{displaymath}</text:p>
      <text:p text:style-name="Standard">F1-Score = \frac{(2*Precision*Recall)}{Precision + Recall}</text:p>
      <text:p text:style-name="Standard">\end{displaymath}</text:p>
      <text:p text:style-name="Standard">\end{definition}</text:p>
      <text:p text:style-name="Standard"/>
      <text:p text:style-name="Standard">\theoremstyle{definition}</text:p>
      <text:p text:style-name="Standard">\begin{definition}{\textbf{Precision}}</text:p>
      <text:p text:style-name="Standard">Precision is the ratio of correct positive predictions out of all positive predictions made.</text:p>
      <text:p text:style-name="Standard">\begin{displaymath}</text:p>
      <text:p text:style-name="Standard">Precision = \frac{TruePositives}{ TruePositives + FalsePositives}</text:p>
      <text:p text:style-name="Standard">\end{displaymath}</text:p>
      <text:p text:style-name="Standard">\end{definition}</text:p>
      <text:p text:style-name="Standard"/>
      <text:p text:style-name="Standard">\theoremstyle{definition}</text:p>
      <text:p text:style-name="Standard">\begin{definition}{\textbf{Recall}}</text:p>
      <text:p text:style-name="Standard">Recall is the ratio between how much were correctly identified as positive to how much were actually positive.</text:p>
      <text:p text:style-name="Standard">\begin{displaymath}</text:p>
      <text:p text:style-name="Standard">Recall = \frac{TruePositives}{ TruePositives + FalseNegative}</text:p>
      <text:p text:style-name="Standard">\end{displaymath}</text:p>
      <text:p text:style-name="Standard">\end{definition}</text:p>
      <text:p text:style-name="Standard"/>
      <text:p text:style-name="Standard">I also measured the runtime of each experiment to see which of the strategies run the fastest.</text:p>
      <text:p text:style-name="Standard"/>
      <text:p text:style-name="Standard"/>
      <text:p text:style-name="Standard">\subsection{Datasets}</text:p>
      <text:p text:style-name="Standard">I used 3 different classification datasets for my experiments: Stanford Sentiment Treebank (SST-2) (\cite{q13}), Newsgroup and Wikipedia movie dataset.</text:p>
      <text:p text:style-name="Standard">Both SST-2 and Newsgroup are balanced datasets and I therefore made them unbalanced by choosing more instances of a specific class and less instances of other classes. </text:p>
      <text:p text:style-name="Standard">Due to the facts that I had to run many experiments and training with RNN usually takes some time, I decided to reduce each dataset to 1000 instances. There are several paper where similar size for AL have been chosen for experiments (\cite{q17}, \cite{q22}),</text:p>
      <text:p text:style-name="Standard">so 1000 instances seemed like a good choice to me. \\</text:p>
      <text:p text:style-name="Standard">Before training, I preprocessed the text by transforming each instance to uncased text and by filtering out stopwords with the english stopword list provided by NLTK. Moreover, I made sure that no empty instances were present in the dataset. Since BERT has a max length limit of tokens = 512, I shortened each instance to 500 instances. Table ~\ref{table:statistics} shows the statistics of each dataset after preprocessing it including the mean length (characters) and standard deviation of instances, and the longest and shortest instance.</text:p>
      <text:p text:style-name="Standard"/>
      <text:p text:style-name="Standard">\begin{table}[h]</text:p>
      <text:p text:style-name="Standard"><text:soft-page-break/>\caption{Dataset statistics}</text:p>
      <text:p text:style-name="Standard">\centering</text:p>
      <text:p text:style-name="Standard">\begin{tabular}[h]{c|c|c|c}</text:p>
      <text:p text:style-name="Standard">\textbf{Dataset} &amp; \textbf{Mean (SD)} &amp; \textbf{Longest instance} &amp; \textbf{Shortest instance}\\</text:p>
      <text:p text:style-name="Standard">&amp; \textbf{length of instances} &amp; \textbf{(tokens)} &amp; \textbf{(tokens)} \\</text:p>
      <text:p text:style-name="Standard">\hline</text:p>
      <text:p text:style-name="Standard"/>
      <text:p text:style-name="Standard">SST (70:30) &amp; ~53.07 (~43.2) &amp; 250 &amp; 5 \\</text:p>
      <text:p text:style-name="Standard">\hline</text:p>
      <text:p text:style-name="Standard"/>
      <text:p text:style-name="Standard">SST (90:10) &amp; ~54 (~45) &amp; 250 &amp; 7 \\</text:p>
      <text:p text:style-name="Standard">\hline</text:p>
      <text:p text:style-name="Standard"/>
      <text:p text:style-name="Standard">News &amp; ~248.1 (~129) &amp; 499 <text:s/>&amp; 5 <text:s/>\\</text:p>
      <text:p text:style-name="Standard">\hline</text:p>
      <text:p text:style-name="Standard"/>
      <text:p text:style-name="Standard">Wiki &amp; ~286.7 (~126.1) &amp; 500 <text:s/>&amp; 29 <text:s/>\\</text:p>
      <text:p text:style-name="Standard"/>
      <text:p text:style-name="Standard"/>
      <text:p text:style-name="Standard">\end{tabular}</text:p>
      <text:p text:style-name="Standard">\label{table:statistics}</text:p>
      <text:p text:style-name="Standard">\end{table}</text:p>
      <text:p text:style-name="Standard"/>
      <text:p text:style-name="Standard"/>
      <text:p text:style-name="Standard">In the next few chapters, I will shortly describe each dataset and present its distribution before and after preprocessing it.</text:p>
      <text:p text:style-name="Standard">\\</text:p>
      <text:p text:style-name="Standard">\\</text:p>
      <text:p text:style-name="Standard">\textbf{Stanford Sentiment Treebank (SST-2)}\\</text:p>
      <text:p text:style-name="Standard">The Stanford Sentiment Treebank\footnote{\url{https://nlp.stanford.edu/sentiment/}} contains 215,154 phrases with fine-grained sentiment labels in the parse trees of 11,855 sentences in movie reviews (\cite{q13}).</text:p>
      <text:p text:style-name="Standard">I only used the train.txt file provided on the website which contains 67349 instances and class labels 0 and 1.</text:p>
      <text:p text:style-name="Standard">As stated before, the distribution of the original dataset is balanced with roughly 55,8 percent of instances belonging to class 1 and roughly 44.2 percent of instances belonging to class 0.</text:p>
      <text:p text:style-name="Standard">I decided to adjust the distribution to 70:30 and also to 90:10 in order to have two different degrees of class imbalance. Therefore, it will be possible for me to see how the degree of class imbalance will influence the performance of the AL strategies combined with different word embeddings. For both distributions, I randomly sampled 1000 instances for my experiments. Table ~\ref{table:sst_examples} shows some example instances of the SST-2 dataset.</text:p>
      <text:p text:style-name="Standard"/>
      <text:p text:style-name="Standard">\begin{table}[h]</text:p>
      <text:p text:style-name="Standard">\caption{Example instances of the SST-2 dataset}</text:p>
      <text:p text:style-name="Standard">\centering</text:p>
      <text:p text:style-name="Standard">\begin{tabular}[h]{l|c}</text:p>
      <text:p text:style-name="Standard">\textbf{sentence} &amp; \textbf{label} \\</text:p>
      <text:p text:style-name="Standard">\hline</text:p>
      <text:p text:style-name="Standard"/>
      <text:p text:style-name="Standard">contains no wit , only labored gags &amp; 0 \\</text:p>
      <text:p text:style-name="Standard">\hline</text:p>
      <text:p text:style-name="Standard"/>
      <text:p text:style-name="Standard"><text:soft-page-break/>that loves its characters and communicates something rather &amp; \\</text:p>
      <text:p text:style-name="Standard">beautiful about human nature &amp; 1 \\</text:p>
      <text:p text:style-name="Standard">\hline</text:p>
      <text:p text:style-name="Standard"/>
      <text:p text:style-name="Standard">remains utterly satisfied to remain the same throughout &amp; 0 \\</text:p>
      <text:p text:style-name="Standard">\hline</text:p>
      <text:p text:style-name="Standard"/>
      <text:p text:style-name="Standard">on the worst revenge-of-the-nerds clichés the filmmakers could dredge up &amp; 0 \\</text:p>
      <text:p text:style-name="Standard">\hline</text:p>
      <text:p text:style-name="Standard"/>
      <text:p text:style-name="Standard">that 's far too tragic to merit such superficial treatment &amp; 0 \\</text:p>
      <text:p text:style-name="Standard">\hline</text:p>
      <text:p text:style-name="Standard"/>
      <text:p text:style-name="Standard">demonstrates that the director of such hollywood blockbusters as patriot &amp; \\</text:p>
      <text:p text:style-name="Standard">games can still turn out a small , personal film with an emotional wallop &amp; 1 \\</text:p>
      <text:p text:style-name="Standard">\hline</text:p>
      <text:p text:style-name="Standard"/>
      <text:p text:style-name="Standard">heroes &amp; 1 \\</text:p>
      <text:p text:style-name="Standard">\hline</text:p>
      <text:p text:style-name="Standard">\end{tabular}</text:p>
      <text:p text:style-name="Standard">\label{table:sst_examples}</text:p>
      <text:p text:style-name="Standard">\end{table}</text:p>
      <text:p text:style-name="Standard"/>
      <text:p text:style-name="Standard"/>
      <text:p text:style-name="Standard">The SST-2 dataset with 70:30 distribution contains 700 instances of class 1 and 300 instances of class 0. </text:p>
      <text:p text:style-name="Standard">The SST-2 dataset with 90:10 distribution contains 900 instances of class 1 and 100 instances of class 0. </text:p>
      <text:p text:style-name="Standard">\\</text:p>
      <text:p text:style-name="Standard">\\</text:p>
      <text:p text:style-name="Standard">\\</text:p>
      <text:p text:style-name="Standard">\textbf{Newsgroup (News)}</text:p>
      <text:p text:style-name="Standard">\begin{figure}[h!]</text:p>
      <text:p text:style-name="Standard"><text:tab/>\centering</text:p>
      <text:p text:style-name="Standard"><text:tab/>\includegraphics[width=1.1\textwidth]{news_dist_plot.png}</text:p>
      <text:p text:style-name="Standard"><text:tab/>\caption[Newsgroup dataset distribution]{Distribution of the Newsgroup dataset after preprocessing}</text:p>
      <text:p text:style-name="Standard"><text:tab/>\label{fig:news_dist}</text:p>
      <text:p text:style-name="Standard">\end{figure}</text:p>
      <text:p text:style-name="Standard"/>
      <text:p text:style-name="Standard">The Newsgroup dataset\footnote{\url{http://qwone.com/~jason/20Newsgroups/}} is a collection of approximately 20,000 newsgroup documents, partitioned (nearly) evenly across 20 different newsgroups which makes it class balanced.</text:p>
      <text:p text:style-name="Standard">I extracted the text and created the train.tsv file for my experiments. Table ~\ref{table:news_examples} shows some example instances of the Newsgroup dataset. </text:p>
      <text:p text:style-name="Standard">The original file contains 19997 instances with each of 20 classes around 5 percent of instances. I made it unbalanced by picking more instances of certain classes for the 1000 training set. The final distribution of the 1000 train instances is shown in Figure ~\ref{fig:news_dist}.</text:p>
      <text:p text:style-name="Standard"/>
      <text:p text:style-name="Standard">\begin{table}[h!]</text:p>
      <text:p text:style-name="Standard">\caption{Example instances of the Newsgroup dataset}</text:p>
      <text:p text:style-name="Standard">\begin{tabular}[h]{l|c}</text:p>
      <text:p text:style-name="Standard"><text:soft-page-break/>\textbf{sentence} &amp; \textbf{label} \\</text:p>
      <text:p text:style-name="Standard">\hline</text:p>
      <text:p text:style-name="Standard"/>
      <text:p text:style-name="Standard">You can avoid these problems entirely by installing &amp; \\ an oil drain valve </text:p>
      <text:p text:style-name="Standard">in place of the bolt. <text:s/>I have one &amp; \\ on both of my cars. &amp; \\ There have been no </text:p>
      <text:p text:style-name="Standard">leaks in 210,000 miles &amp; \\ (combined miles on both cars). &amp; rec.autos \\</text:p>
      <text:p text:style-name="Standard">\hline</text:p>
      <text:p text:style-name="Standard"/>
      <text:p text:style-name="Standard"/>
      <text:p text:style-name="Standard">I think it is an ESDI controller if you need the doco <text:s/>&amp; \\ i can help you. </text:p>
      <text:p text:style-name="Standard">Stefan &amp; comp.sys.ibm.pc.hardware \\</text:p>
      <text:p text:style-name="Standard">\hline</text:p>
      <text:p text:style-name="Standard"/>
      <text:p text:style-name="Standard"/>
      <text:p text:style-name="Standard">Cool - I conjure up this image of BD in Doonesbury... &amp; \\ so Dean, how long </text:p>
      <text:p text:style-name="Standard">have you been sleeping with your &amp; \\ helmet on?? &amp; rec.motorcycles \\</text:p>
      <text:p text:style-name="Standard">\hline</text:p>
      <text:p text:style-name="Standard"/>
      <text:p text:style-name="Standard"/>
      <text:p text:style-name="Standard">Me too! And any Yankee Stadium gifs as well, please. &amp; \\</text:p>
      <text:p text:style-name="Standard">Thanx in advance, &amp; rec.sport.baseball \\</text:p>
      <text:p text:style-name="Standard">\hline</text:p>
      <text:p text:style-name="Standard">\end{tabular}</text:p>
      <text:p text:style-name="Standard">\label{table:news_examples}</text:p>
      <text:p text:style-name="Standard">\end{table}</text:p>
      <text:p text:style-name="Standard"/>
      <text:p text:style-name="Standard"/>
      <text:p text:style-name="Standard">\\</text:p>
      <text:p text:style-name="Standard">\\</text:p>
      <text:p text:style-name="Standard">\newpage</text:p>
      <text:p text:style-name="Standard">\textbf{Wikipedia movie (Wiki)}\\</text:p>
      <text:p text:style-name="Standard">The Wikipedia movie dataset\footnote{\url{https://www.kaggle.com/jrobischon/wikipedia-movie-plots}} contains descriptions of 34,886 movies from around the world. Table ~\ref{table:wiki_examples} shows example instances of the Wikipedia dataset. It can be used for different NLP tasks including Text Classification, where the movie genre is predicted based on the plot description. The original file contains 34886 instances and is already unbalanced.</text:p>
      <text:p text:style-name="Standard">I downsampled the set to 1000 train instances with 14 classes with the final distribution shown in Figure ~\ref{fig:wiki_dist}.</text:p>
      <text:p text:style-name="Standard"/>
      <text:p text:style-name="Standard">\begin{table}[h!]</text:p>
      <text:p text:style-name="Standard"><text:s text:c="4"/>\centering</text:p>
      <text:p text:style-name="Standard"><text:s text:c="4"/>\caption{Example instances of the Wikipedia Movie dataset}</text:p>
      <text:p text:style-name="Standard">\begin{tabular}[h]{l|c}</text:p>
      <text:p text:style-name="Standard">\textbf{sentence} &amp; \textbf{label} \\</text:p>
      <text:p text:style-name="Standard">\hline</text:p>
      <text:p text:style-name="Standard"/>
      <text:p text:style-name="Standard">Chaplin plays a waiter who fakes being a Greek Ambassador to impress &amp; \\ a girl. He then is invited to a garden party where he gets in trouble &amp; \\ <text:s/>with the girl's jealous boyfriend. Mabel Normand wrote and directed &amp; \\ comedies before Chaplin and mentored her young co-star. &amp; comedy \\</text:p>
      <text:p text:style-name="Standard">\hline</text:p>
      <text:p text:style-name="Standard"/>
      <text:p text:style-name="Standard"><text:soft-page-break/>The story as told by Moving Picture World reads: &amp; unknown \\</text:p>
      <text:p text:style-name="Standard">\hline</text:p>
      <text:p text:style-name="Standard"/>
      <text:p text:style-name="Standard">The film is about a court case and embezzlement. &amp; drama \\</text:p>
      <text:p text:style-name="Standard">\hline</text:p>
      <text:p text:style-name="Standard"/>
      <text:p text:style-name="Standard">Four mail order brides from New Orleans and a young girl conned &amp; \\ <text:s/>into a non-existing job in Brazil find adventure, danger and romance &amp; \\ in the jungle. &amp; adventure \\</text:p>
      <text:p text:style-name="Standard">\hline</text:p>
      <text:p text:style-name="Standard"/>
      <text:p text:style-name="Standard">\end{tabular}</text:p>
      <text:p text:style-name="Standard">\label{table:wiki_examples}</text:p>
      <text:p text:style-name="Standard">\end{table}</text:p>
      <text:p text:style-name="Standard"/>
      <text:p text:style-name="Standard"/>
      <text:p text:style-name="Standard">\begin{figure}[h!]</text:p>
      <text:p text:style-name="Standard"><text:tab/>\centering</text:p>
      <text:p text:style-name="Standard"><text:tab/>\includegraphics[width=1.1\textwidth]{wiki_dist_plot.png}</text:p>
      <text:p text:style-name="Standard"><text:tab/>\caption[Wikipedia Movie dataset distribution]{Distribution of the Wikipedia Movie dataset after sampling down to 1000 instances}</text:p>
      <text:p text:style-name="Standard"><text:tab/>\label{fig:wiki_dist}</text:p>
      <text:p text:style-name="Standard">\end{figure}</text:p>
      <text:p text:style-name="Standard"/>
      <text:p text:style-name="Standard"/>
      <text:p text:style-name="Standard"/>
      <text:p text:style-name="Standard">\newpage</text:p>
      <text:p text:style-name="Standard">\subsection{Results}</text:p>
      <text:p text:style-name="Standard">\label{section:results}</text:p>
      <text:p text:style-name="Standard"/>
      <text:p text:style-name="Standard">In the next sections, I will present the results of my experiments. I conducted 20 experiments in total with 5 experiments for each dataset. For each dataset and each embedding type, I plotted the g-mean performance of each query strategy averaged over 5 folds in regards to the queried training instances. The red dotted line represents the performance of the training without AL on the whole dataset of 1000 instances. I also plotted the class distribution of each query round for each dataset trained with transfomer BERT embeddings in order to show how each query strategy sampled instances for the first fold. In order to examine which query strategy and which embedding type run the fastest, I measured the runtime in minutes and and summarized it as a table for each dataset. The last examination I did to better understand the performance of AL on class imbalanced data is to present in tabular form the F1-Score for the minority classes of each dataset.</text:p>
      <text:p text:style-name="Standard">\\</text:p>
      <text:p text:style-name="Standard">Prior to my experiments, I trained all 3 original datasets with transformer BERT embeddings to see how good the model performs in general. For the SST-2 dataset with its original balanced distrubution, the transformer model achieved a g-mean of around 0.93. For the Newsgroup dataset it achieved a g-mean of around 0.98 and for the Wikipedia Movie dataset a g-mean of around 0.68.</text:p>
      <text:p text:style-name="Standard"/>
      <text:p text:style-name="Standard">\textcolor{red}{STILL NEEDS WORK: Adding F-1 score for minority classes}</text:p>
      <text:p text:style-name="Standard"/>
      <text:p text:style-name="Standard">\subsubsection{SST-2 Dataset (70:30 distribution)}</text:p>
      <text:p text:style-name="Standard">Figure ~\ref{fig:sst_70_rnn}</text:p>
      <text:p text:style-name="Standard">shows the results for RNN document embeddings (GloVe, fastText, Flair and BERT). </text:p>
      <text:p text:style-name="Standard">For all 4 embeddings, it seems like all strategies performed quite similar at first glance. QBC sampling, Uncertainty sampling, LAL (iterative) and EER are the only strategies which were able to <text:soft-page-break/>slightly outperform Random sampling for all 4 experiments, though the differences are only small. The graphs also show that Graph Density performed generally the worst for all 4 embeddings. </text:p>
      <text:p text:style-name="Standard">\\</text:p>
      <text:p text:style-name="Standard">Moreover, at least one strategy for each word embedding was able to achieve the performance of no active learning training before querying all instances. For GloVe embeddings, QBC was the first strategy which was able to achieve the <text:s/>performance after 500 instances. For fastText embeddings, QBC again was the first to achieve the same performance as training without AL after 400 instances. EER achieved that performance as the first strategy after 600 instances for Flair embeddings. Lastly, the first strategy for BERT embeddings to achieve the same performance as the training without AL is LAL (iterative) after 600 instances.</text:p>
      <text:p text:style-name="Standard">\\</text:p>
      <text:p text:style-name="Standard">Comparing the word embeddings with each other, BERT performed the best. </text:p>
      <text:p text:style-name="Standard"/>
      <text:p text:style-name="Standard">\begin{figure}[h!]</text:p>
      <text:p text:style-name="Standard">\centering <text:s text:c="4"/>%%% not \center</text:p>
      <text:p text:style-name="Standard">\subfigure[GloVe]{\label{fig:a}\includegraphics[width=70mm]{num_instance_performance_7030_rnn_glove.png}}</text:p>
      <text:p text:style-name="Standard">\subfigure[fastText]{\label{fig:b}\includegraphics[width=70mm]{num_instance_performance_7030_rnn_fasttext.png}}</text:p>
      <text:p text:style-name="Standard">\subfigure[Flair]{\label{fig:b}\includegraphics[width=70mm]{num_instance_performance_7030_rnn_flair.png}}</text:p>
      <text:p text:style-name="Standard">\subfigure[BERT]{\label{fig:b}\includegraphics[width=70mm]{num_instance_performance_7030_rnn_bert.png}}</text:p>
      <text:p text:style-name="Standard">\caption[Graphs for SST-2 (70:30) with RNN Document Embeddings]{Results for SST-2 Dataset with distribution 70:30, RNN Document Embeddings}</text:p>
      <text:p text:style-name="Standard">\label{fig:sst_70_rnn}</text:p>
      <text:p text:style-name="Standard">\end{figure}</text:p>
      <text:p text:style-name="Standard"/>
      <text:p text:style-name="Standard">Figure ~\ref{fig:sst_70_transformer} shows the results for training a transformer with BERT embeddings with and without AL. Compared to the training with RNN document embeddings, transformer training performed the best. All strategies except Graph Density were able to outperform random sampling slightly. Uncertainty sampling, QBC, EER and LAL (independent) were already able to achieve the same performance as training without AL with only 500 training instances, followed by LAL (iterative) with 600 instances. Graph Density and Random sampling achieved the same after 700 instances at the latest. Overall, the training with transformer document embeddings performed quite good considering the small training size and <text:s/>imbalanced class distribution.</text:p>
      <text:p text:style-name="Standard"/>
      <text:p text:style-name="Standard"/>
      <text:p text:style-name="Standard">\begin{figure}[h!]</text:p>
      <text:p text:style-name="Standard"><text:tab/>\centering</text:p>
      <text:p text:style-name="Standard"><text:tab/>\includegraphics[width=0.5\textwidth]{num_instance_performance_7030_transformer_bert.png}</text:p>
      <text:p text:style-name="Standard"><text:tab/>\caption[Graphs for SST-2 (70:30) with transformer document embeddings]{Results for SST-2 dataset with distribution 70:30, transformer document embeddings}</text:p>
      <text:p text:style-name="Standard"><text:tab/>\label{fig:sst_70_transformer}</text:p>
      <text:p text:style-name="Standard">\end{figure}</text:p>
      <text:p text:style-name="Standard"/>
      <text:p text:style-name="Standard">In order to better understand why certain strategies performed slightly better than others, I decided to plot the class distribution for each query of the first fold for each query strategy. I plot the distribution for all embedding types. However, I only include the plot for the embedding which performed the best in here for better readability. Please see the appendix for the remaining graphs. \\</text:p>
      <text:p text:style-name="Standard"><text:soft-page-break/>Figure ~\ref{fig:sst_70_transformer_bert_query_dist} shows the class distribution plot for transformer BERT embeddings. As shown in Figure ~\ref{fig:sst_70_transformer}, Uncertainty sampling, QBC, EER and LAL (independent) and LAL (iterative) performed the best while Random sampling and Graph Density performed the worst. The 5 best performing strategies definitely show some similarities in their class distribution of each query. For the first 4-5 queries, 50 percent of each query were of the minority class 0 while for the last 2-3 queries, the percentage of the minority class decreased rapidly.\\</text:p>
      <text:p text:style-name="Standard">Moreover, Graph Density and Random sampling also show a similar pattern in their class distribution. Each query distribution looks quite balanced and constant. </text:p>
      <text:p text:style-name="Standard"/>
      <text:p text:style-name="Standard">\begin{figure}[h!]</text:p>
      <text:p text:style-name="Standard"><text:tab/>\centering</text:p>
      <text:p text:style-name="Standard"><text:tab/>\includegraphics[width=0.9\textwidth]{sst_7030_transformer_bert_query.jpeg}</text:p>
      <text:p text:style-name="Standard"><text:tab/>\caption[SST-2 (70:30) Transformer BERT document embeddings query class distribution]{Class distribution of each query and each query strategy for <text:s/>SST-2 dataset (70:30) with BERT transformer document embeddings; q0 is the seed set which is the same for every query strategy and every word embedding}</text:p>
      <text:p text:style-name="Standard"><text:tab/>\label{fig:sst_70_transformer_bert_query_dist}</text:p>
      <text:p text:style-name="Standard">\end{figure}</text:p>
      <text:p text:style-name="Standard"/>
      <text:p text:style-name="Standard">\begin{table}[h!]</text:p>
      <text:p text:style-name="Standard">\caption{F1-Scores of the minority class 0 for SST-2 (70:30)}</text:p>
      <text:p text:style-name="Standard">\centering</text:p>
      <text:p text:style-name="Standard">\begin{tabular}[h]{c|c|c|c|c|c|c}</text:p>
      <text:p text:style-name="Standard"><text:s/>&amp; \textbf{GloVe} &amp; \textbf{FastText} &amp; \textbf{Flair} &amp; \textbf{BERT} &amp; \textbf{TF BERT} &amp; <text:s/>\\</text:p>
      <text:p text:style-name="Standard">\hline</text:p>
      <text:p text:style-name="Standard"/>
      <text:p text:style-name="Standard">\textbf{No AL} &amp; 0.6 &amp; 0.67<text:tab/>&amp; 0.65<text:tab/>&amp; 0.72 &amp; 0.74 \\</text:p>
      <text:p text:style-name="Standard">\hline</text:p>
      <text:p text:style-name="Standard"/>
      <text:p text:style-name="Standard">\textbf{Rand} &amp; 0.62 &amp; 0.65 &amp; 0.65 &amp; 0.73 &amp; 0.74 \\</text:p>
      <text:p text:style-name="Standard">\hline</text:p>
      <text:p text:style-name="Standard"/>
      <text:p text:style-name="Standard">\textbf{Uncert} &amp; \textbf{0.65} &amp; \textbf{0.68} &amp; 0.66<text:tab/>&amp; 0.73 &amp; 0.75 \\</text:p>
      <text:p text:style-name="Standard">\hline</text:p>
      <text:p text:style-name="Standard"/>
      <text:p text:style-name="Standard">\textbf{QBC} &amp; 0.61 &amp; 0.67 &amp; 0.66<text:tab/>&amp; \textbf{0.74} &amp; 0.76 \\</text:p>
      <text:p text:style-name="Standard">\hline</text:p>
      <text:p text:style-name="Standard"/>
      <text:p text:style-name="Standard">\textbf{GraphD} &amp; 0.62 &amp; \textbf{0.68} &amp; \textbf{0.67} &amp; 0.72 &amp; 0.74 \\</text:p>
      <text:p text:style-name="Standard">\hline</text:p>
      <text:p text:style-name="Standard"/>
      <text:p text:style-name="Standard">\textbf{EER} &amp; 0.64<text:tab/>&amp; 0.66 &amp; 0.64<text:tab/>&amp; 0.73 &amp; \textbf{0.77} \\</text:p>
      <text:p text:style-name="Standard">\hline</text:p>
      <text:p text:style-name="Standard"/>
      <text:p text:style-name="Standard">\textbf{LAL iter} &amp; 0.61 &amp; 0.65 &amp; 0.63<text:tab/>&amp; \textbf{0.74} &amp; \textbf{0.77} \\</text:p>
      <text:p text:style-name="Standard">\hline</text:p>
      <text:p text:style-name="Standard"/>
      <text:p text:style-name="Standard">\textbf{LAL indep} &amp; 0.61 &amp; \textbf{0.68} &amp; 0.66 &amp; 0.72 &amp; 0.76 \\</text:p>
      <text:p text:style-name="Standard"/>
      <text:p text:style-name="Standard">\label{table:sst_70_f1}</text:p>
      <text:p text:style-name="Standard"><text:soft-page-break/>\end{tabular}</text:p>
      <text:p text:style-name="Standard">\end{table}</text:p>
      <text:p text:style-name="Standard"/>
      <text:p text:style-name="Standard"/>
      <text:p text:style-name="Standard">\subsubsection{SST-2 Dataset (90:10 distribution)}</text:p>
      <text:p text:style-name="Standard"/>
      <text:p text:style-name="Standard">Figure ~\ref{fig:sst_90_rnn} shows the results of the experiments with RNN document embeddings for the SST-2 dataset with 90:10 distribution. Compared to the 70:30 distribution, the performances for all 4 embeddings are much worse. GloVe, Flair and BERT RNN embeddings are not even able to achieve a g-mean of or above 0.5 which means fastText RNN embeddings performed the best for those experiments. </text:p>
      <text:p text:style-name="Standard">\\</text:p>
      <text:p text:style-name="Standard">The individual strategies again perform every similar to each other. Interestingly enough, the performance of QBC here differs a lot from its performance for the 70:30 where it generally performed quite well. For all 4 embeddings, QBC always performed the worst. No strategy was able to significantly outperform for all 4 embeddings. However, Uncertainty sampling and EER seem to have performed the best overall. </text:p>
      <text:p text:style-name="Standard">\\</text:p>
      <text:p text:style-name="Standard">For GloVe, fastText and Flair RNN embeddings, no strategy was really able to achieve the same performance as training without AL before 700 instances. Only for BERT RNN embeddings, EER, Uncertainty sampling and Random sampling were able to achieve that performance after already 300 instances. </text:p>
      <text:p text:style-name="Standard"/>
      <text:p text:style-name="Standard">\begin{figure}[h!]</text:p>
      <text:p text:style-name="Standard">\centering <text:s text:c="4"/>%%% not \center</text:p>
      <text:p text:style-name="Standard">\subfigure[GloVe]{\label{fig:a}\includegraphics[width=70mm]{num_instance_performance_9010_rnn_glove.png}}</text:p>
      <text:p text:style-name="Standard">\subfigure[fastText]{\label{fig:b}\includegraphics[width=70mm]{num_instance_performance_9010_rnn_fasttext.png}}</text:p>
      <text:p text:style-name="Standard">\subfigure[Flair]{\label{fig:b}\includegraphics[width=70mm]{num_instance_performance_9010_rnn_flair.png}}</text:p>
      <text:p text:style-name="Standard">\subfigure[BERT]{\label{fig:b}\includegraphics[width=70mm]{num_instance_performance_9010_rnn_bert.png}}</text:p>
      <text:p text:style-name="Standard">\caption[Graphs for SST-2 (90:10) with RNN Document Embeddings]{Results for SST-2 Dataset with distribution 90:10, RNN Document Embeddings}</text:p>
      <text:p text:style-name="Standard">\label{fig:sst_90_rnn}</text:p>
      <text:p text:style-name="Standard">\end{figure}</text:p>
      <text:p text:style-name="Standard"/>
      <text:p text:style-name="Standard">Figure ~\ref{fig:sst_90_transformer} shows the results for training with BERT transformer embeddings for the <text:s/>SST-2 dataset with 90:10 distribution. BERT transformer embeddings slightly performed better than RNN embeddings. </text:p>
      <text:p text:style-name="Standard">Similar to RNN embeddings, QBC again performed the worst among all query strategies. </text:p>
      <text:p text:style-name="Standard">Moreover, EER, LAL (iterative) and Uncertainty sampling outperformed Random sampling. The two fastest strategies to achieve the same performance as training without AL were Uncertainty sampling and EER after querying 400 instances. </text:p>
      <text:p text:style-name="Standard"/>
      <text:p text:style-name="Standard">\begin{figure}[h!]</text:p>
      <text:p text:style-name="Standard"><text:tab/>\centering</text:p>
      <text:p text:style-name="Standard"><text:tab/>\includegraphics[width=0.5\textwidth]{num_instance_performance_9010_transformer_bert.png}</text:p>
      <text:p text:style-name="Standard"><text:tab/>\caption[Graphs for SST-2 (90:10) with transformer document embeddings]{Results for SST-2 dataset with distribution 90:10, transformer document embeddings}</text:p>
      <text:p text:style-name="Standard"><text:soft-page-break/><text:tab/>\label{fig:sst_90_transformer}</text:p>
      <text:p text:style-name="Standard">\end{figure}</text:p>
      <text:p text:style-name="Standard"/>
      <text:p text:style-name="Standard"/>
      <text:p text:style-name="Standard">Figure ~\ref{fig:sst_90_transformer_bert_query_dist} shows the class distribution for each query of fold 1 for each query strategy. For the 90:10 distribution of the SST-2 dataset, only 10 percent or 100 instances of the 1000 training data were of class 0. As shown in Figure ~\ref{fig:sst_90_transformer}, the overall performance of all strategies was really bad. QBC definitely performed the worst and showed a strange behavior during the first query rounds. This behavior also reflects in its query class distribution since QBC, unlike all other strategies, picked almost no instances of class 0 for the first and second query round (excluding the seed set q0). The g-mean of QBC decreased rapidly for both of those query rounds. Again, Uncertainty sampling, EER and LAL (iterative) slightly outperformed the remaining strategies and while looking at their query class distribution, all 3 strategies showed a similar pattern when choosing instances. </text:p>
      <text:p text:style-name="Standard"/>
      <text:p text:style-name="Standard">\begin{figure}[h!]</text:p>
      <text:p text:style-name="Standard"><text:tab/>\centering</text:p>
      <text:p text:style-name="Standard"><text:tab/>\includegraphics[width=0.9\textwidth]{sst_9010_transformer_bert_query.jpeg}</text:p>
      <text:p text:style-name="Standard"><text:tab/>\caption[SST-2 (90:10) transformer BERT document embeddings query class distribution]{Class distribution of SST-2 dataset (90:10) with BERT Transformer document embeddings for every query for the first fold; q0 is the seed set which is the same for every query strategy and every word embedding}</text:p>
      <text:p text:style-name="Standard"><text:tab/>\label{fig:sst_90_transformer_bert_query_dist}</text:p>
      <text:p text:style-name="Standard">\end{figure}</text:p>
      <text:p text:style-name="Standard"/>
      <text:p text:style-name="Standard">\begin{table}[h!]</text:p>
      <text:p text:style-name="Standard">\caption{F1-Scores of the minority class 0 for SST-2 (90:10)}</text:p>
      <text:p text:style-name="Standard">\centering</text:p>
      <text:p text:style-name="Standard">\begin{tabular}[h]{c|c|c|c|c|c|c}</text:p>
      <text:p text:style-name="Standard"><text:s/>&amp; \textbf{GloVe} &amp; \textbf{FastText} &amp; \textbf{Flair} &amp; \textbf{BERT} &amp; \textbf{TF BERT} &amp; <text:s/>\\</text:p>
      <text:p text:style-name="Standard">\hline</text:p>
      <text:p text:style-name="Standard"/>
      <text:p text:style-name="Standard">\textbf{No AL} &amp; 0.16 &amp; 0.32 &amp; 0.25<text:tab/>&amp; 0.23 &amp; 0.39 \\</text:p>
      <text:p text:style-name="Standard">\hline</text:p>
      <text:p text:style-name="Standard"/>
      <text:p text:style-name="Standard">\textbf{Rand} &amp; 0.19 &amp; \textbf{0.36} &amp; 0.26<text:tab/>&amp; 0.3 &amp; \textbf{0.49} \\</text:p>
      <text:p text:style-name="Standard">\hline</text:p>
      <text:p text:style-name="Standard"/>
      <text:p text:style-name="Standard">\textbf{Uncert} &amp; 0.16 &amp; 0.31 &amp; 0.28<text:tab/>&amp; 0.31 &amp; 0.36 \\</text:p>
      <text:p text:style-name="Standard">\hline</text:p>
      <text:p text:style-name="Standard"/>
      <text:p text:style-name="Standard">\textbf{QBC} &amp; 0.14 &amp; 0.32 &amp; 0.26 &amp; 0.29 &amp; 0.47 \\</text:p>
      <text:p text:style-name="Standard">\hline</text:p>
      <text:p text:style-name="Standard"/>
      <text:p text:style-name="Standard">\textbf{GraphD} &amp; 0.18 &amp; 0.3 &amp; 0.25<text:tab/>&amp; 0.27 &amp; 0.43 \\</text:p>
      <text:p text:style-name="Standard">\hline</text:p>
      <text:p text:style-name="Standard"/>
      <text:p text:style-name="Standard">\textbf{EER} &amp; 0.17 &amp; 0.28 &amp; 0.27<text:tab/>&amp; 0.3 &amp; 0.42 \\</text:p>
      <text:p text:style-name="Standard">\hline</text:p>
      <text:p text:style-name="Standard"/>
      <text:p text:style-name="Standard">\textbf{LAL iter} &amp; \textbf{0.2} &amp; 0.32 &amp; 0.25<text:tab/>&amp; 0.31 &amp; \textbf{0.49} \\</text:p>
      <text:p text:style-name="Standard"><text:soft-page-break/>\hline</text:p>
      <text:p text:style-name="Standard"/>
      <text:p text:style-name="Standard">\textbf{LAL indep} &amp; 0.12 &amp; 0.33<text:tab/>&amp; \textbf{0.31} &amp; \textbf{0.34} &amp; 0.45 \\</text:p>
      <text:p text:style-name="Standard"/>
      <text:p text:style-name="Standard"/>
      <text:p text:style-name="Standard">\label{table:sst_90_f1}</text:p>
      <text:p text:style-name="Standard">\end{tabular}</text:p>
      <text:p text:style-name="Standard">\end{table}</text:p>
      <text:p text:style-name="Standard"/>
      <text:p text:style-name="Standard"/>
      <text:p text:style-name="Standard">\newpage</text:p>
      <text:p text:style-name="Standard">\subsubsection{Newsgroup Dataset}</text:p>
      <text:p text:style-name="Standard"/>
      <text:p text:style-name="Standard"/>
      <text:p text:style-name="Standard">The performance of the experiments with RNN embeddings for the Newsgroup dataset are shown in Figure ~\ref{fig:news_rnn}. All 4 embeddings achieved an overall g-mean performance between 0.7 and 0.75. BERT RNN and Flair RNN performed the best with BERT performing slightly better than Flair.</text:p>
      <text:p text:style-name="Standard"/>
      <text:p text:style-name="Standard">For each graph, all strategies are very close to each other making it quite difficult to say which one performed the best. However, LAL (iterative) definitely had the worst performance for all 4 embeddings.</text:p>
      <text:p text:style-name="Standard">None of the strategies were able to achieve the same performance as the training without AL before 800 instance for any of the 4 embeddings.</text:p>
      <text:p text:style-name="Standard"/>
      <text:p text:style-name="Standard"/>
      <text:p text:style-name="Standard">\begin{figure}[h!]</text:p>
      <text:p text:style-name="Standard">\centering <text:s text:c="4"/>%%% not \center</text:p>
      <text:p text:style-name="Standard">\subfigure[GloVe]{\label{fig:GloVe}\includegraphics[width=70mm]{num_instance_performance_news_rnn_glove.png}}</text:p>
      <text:p text:style-name="Standard">\subfigure[fastText]{\label{fig:fastText}\includegraphics[width=70mm]{num_instance_performance_news_rnn_fasttext.png}}</text:p>
      <text:p text:style-name="Standard">\subfigure[Flair]{\label{fig:Flair}\includegraphics[width=70mm]{num_instance_performance_news_rnn_flair.png}}</text:p>
      <text:p text:style-name="Standard">\subfigure[BERT]{\label{fig:BERT}\includegraphics[width=70mm]{num_instance_performance_news_rnn_bert.png}}</text:p>
      <text:p text:style-name="Standard">\caption[Graphs for Newsgroup with RNN Document Embeddings]{Results for Newsgroup dataset, RNN Document Embeddings}</text:p>
      <text:p text:style-name="Standard">\label{fig:news_rnn}</text:p>
      <text:p text:style-name="Standard">\end{figure}</text:p>
      <text:p text:style-name="Standard"/>
      <text:p text:style-name="Standard">Figure ~\ref{fig:news_transformer} shows the results of the training with BERT transformer for the News dataset. The overall performance was better than with RNN embeddings, achieving a g-mean of almost 0.8.</text:p>
      <text:p text:style-name="Standard">\\</text:p>
      <text:p text:style-name="Standard">As before, LAL (iterative) performed the worst again. </text:p>
      <text:p text:style-name="Standard">Also, no strategy was able to achieve the training without AL performance before 800 instances.</text:p>
      <text:p text:style-name="Standard"/>
      <text:p text:style-name="Standard">\begin{figure}[h!]</text:p>
      <text:p text:style-name="Standard"><text:tab/>\centering</text:p>
      <text:p text:style-name="Standard"><text:tab/>\includegraphics[width=0.5\textwidth]{num_instance_performance_news_transformer_bert.png}</text:p>
      <text:p text:style-name="Standard"><text:soft-page-break/><text:tab/>\caption[Graphs for Newsgroup with Transformer Document Embeddings]{Results for Newsgroup dataset, Transformer Document Embeddings}</text:p>
      <text:p text:style-name="Standard"><text:tab/>\label{fig:news_transformer}</text:p>
      <text:p text:style-name="Standard">\end{figure}</text:p>
      <text:p text:style-name="Standard"/>
      <text:p text:style-name="Standard"/>
      <text:p text:style-name="Standard">\begin{figure}[h!]</text:p>
      <text:p text:style-name="Standard"><text:tab/>\centering</text:p>
      <text:p text:style-name="Standard"><text:tab/>\includegraphics[width=0.9\textwidth]{news_transformer_bert_query.jpeg}</text:p>
      <text:p text:style-name="Standard"><text:tab/>\caption[Newsgroup transformer BERT embeddings query class distribution]{Class distribution of each query for the first fold of the Newsgroup dataset with BERT Transformer document embeddings; q0 is the seed set which is the same for every query strategy and every word embedding}</text:p>
      <text:p text:style-name="Standard"><text:tab/>\label{fig:news_transformer_bert_query_dist}</text:p>
      <text:p text:style-name="Standard">\end{figure}</text:p>
      <text:p text:style-name="Standard"/>
      <text:p text:style-name="Standard">Figure ~\ref{fig:news_transformer_bert_query_dist} shows the query class distribution for the Newsgroup dataset trained with transformer BERT embeddings. As stated before, The downsampled Newsgroup dataset consists of 16 minority classes and 4 majority classes (comp.graphics, rec.motorcycles, rec.sport.baseball, misc.forsale). As shown before, the performance of all strategies were very similar, although LAL (iterative) performed a little worse than the rest.\\</text:p>
      <text:p text:style-name="Standard">It is quite difficult to recognize a pattern in the class distribution for each query given so many different classes. You can see that LAL (iterative) was not able to query different classes for q1 and the majority of its class distribution consists of the biggest majority class (comp.graphics). In contrast to that, QBC did not even query 1 instance of that same class for q1. </text:p>
      <text:p text:style-name="Standard"/>
      <text:p text:style-name="Standard"/>
      <text:p text:style-name="Standard"/>
      <text:p text:style-name="Standard">\subsubsection{Wikipedia Movie Dataset}</text:p>
      <text:p text:style-name="Standard"/>
      <text:p text:style-name="Standard">Figure ~\ref{fig:wiki_rnn} shows the g-mean performance for each embedding for the Wikipedia Movie dataset. The overall performance is quite bad. Only BERT RNN embeddings achieved a g-mean above 0.6 while all others performed between 0.52 and 0.57.</text:p>
      <text:p text:style-name="Standard">\\</text:p>
      <text:p text:style-name="Standard">All strategies again perform very similar. It seems like LAL (iterative) performed slightly worse than all other strategies, however, the difference in performance is very low.</text:p>
      <text:p text:style-name="Standard">No strategy really outperformed Random sampling. Moreover, only for GloVe RNN embeddings some strategies were able to achieve the same performance as the training without AL after 400 instances.</text:p>
      <text:p text:style-name="Standard"/>
      <text:p text:style-name="Standard">\begin{figure}[h!]</text:p>
      <text:p text:style-name="Standard">\centering <text:s text:c="4"/>%%% not \center</text:p>
      <text:p text:style-name="Standard">\subfigure[GloVe]{\label{fig:GloVe}\includegraphics[width=70mm]{num_instance_performance_wiki_rnn_glove.png}}</text:p>
      <text:p text:style-name="Standard">\subfigure[fastText]{\label{fig:fastText}\includegraphics[width=70mm]{num_instance_performance_wiki_rnn_fasttext.png}}</text:p>
      <text:p text:style-name="Standard">\subfigure[Flair]{\label{fig:Flair}\includegraphics[width=70mm]{num_instance_performance_wiki_rnn_flair.png}}</text:p>
      <text:p text:style-name="Standard">\subfigure[BERT]{\label{fig:BERT}\includegraphics[width=70mm]{num_instance_performance_wiki_rnn_bert.png}}</text:p>
      <text:p text:style-name="Standard"><text:soft-page-break/>\caption[Graphs for Wikipedia Movie with RNN Document Embeddings]{Results for Wikipedia dataset, RNN Document Embeddings}</text:p>
      <text:p text:style-name="Standard">\label{fig:wiki_rnn}</text:p>
      <text:p text:style-name="Standard">\end{figure}</text:p>
      <text:p text:style-name="Standard"/>
      <text:p text:style-name="Standard">Compared to RNN embeddings, BERT transformer embeddings performed slightly better (see Figure ~\ref{fig:wiki_transformer}. However, no strategies was able to outperform Random sampling or to achieve the performance of training without AL before 800 instances. </text:p>
      <text:p text:style-name="Standard">\\</text:p>
      <text:p text:style-name="Standard">Again, all strategies performed very similar making it difficult to pick a winner.</text:p>
      <text:p text:style-name="Standard"/>
      <text:p text:style-name="Standard">\begin{figure}[h!]</text:p>
      <text:p text:style-name="Standard"><text:tab/>\centering</text:p>
      <text:p text:style-name="Standard"><text:tab/>\includegraphics[width=0.5\textwidth]{num_instance_performance_wiki_transformer_bert.png}</text:p>
      <text:p text:style-name="Standard"><text:tab/>\caption[Graphs for Wikipedia Movie with Transformer Document Embeddings]{Results for Wikipedia dataset, Transformer Document Embeddings}</text:p>
      <text:p text:style-name="Standard"><text:tab/>\label{fig:wiki_transformer}</text:p>
      <text:p text:style-name="Standard">\end{figure}</text:p>
      <text:p text:style-name="Standard"/>
      <text:p text:style-name="Standard"/>
      <text:p text:style-name="Standard">\begin{figure}[h!]</text:p>
      <text:p text:style-name="Standard"><text:tab/>\centering</text:p>
      <text:p text:style-name="Standard"><text:tab/>\includegraphics[width=0.9\textwidth]{wiki_transformer_bert_query.jpeg}</text:p>
      <text:p text:style-name="Standard"><text:tab/>\caption[Wikipedia Movie transformer BERT embeddings query class distribution]{Class distribution of each query for the first fold for the Wikipedia Movie dataset with transformer BERT document embeddings; q0 is the seed set which is the same for every query strategy and every word embedding}</text:p>
      <text:p text:style-name="Standard"><text:tab/>\label{fig:wiki_transformer_bert_query_dist}</text:p>
      <text:p text:style-name="Standard">\end{figure}</text:p>
      <text:p text:style-name="Standard"/>
      <text:p text:style-name="Standard"/>
      <text:p text:style-name="Standard">Figure ~\ref{fig:wiki_transformer_bert_query_dist} shows the query class distribution for the Wikipedia Movie dataset trained with transformer BERT embeddings. As stated before, the downsampled Wiki dataset consists of 11 minority classes and 3 majority classes (unknown, drama and comedy). \\</text:p>
      <text:p text:style-name="Standard">As presented in Figure ~\ref{fig:wiki_transformer}, the overall performance of transformer BERT embeddings was relatively bad and no strategy performed significantly better than the other strategies. This also shows in the class distribution plot, since all strategies seem to have selected similar class distributions for each query.</text:p>
      <text:p text:style-name="Standard"/>
      <text:p text:style-name="Standard"/>
      <text:p text:style-name="Standard">\subsubsection{Runtime}</text:p>
      <text:p text:style-name="Standard"/>
      <text:p text:style-name="Standard">Table ~\ref{table:binary_time} shows the runtime in minutes for the experiments with the two binary datasets (SST-2 (70:30) and SST-2 (90:10)). GloVe RNN embeddings performed the fastest for each strategy followed by fastText RNN embeddings, Flair RNN embeddings and BERT transformer embeddings. BERT RNN embeddings performed by far the slowest. Considering the runtime and the overall performances shown before, where BERT transformer, BERT RNN embeddings and fastText RNN embeddings performed the best, I definitely would say that BERT transformer embeddings and fastText RNN embeddings are the better choice when dealing with <text:soft-page-break/>imbalanced, binary classification problems since BERT RNN embeddings runs almost twice as long as BERT transformer embeddings</text:p>
      <text:p text:style-name="Standard">\\</text:p>
      <text:p text:style-name="Standard">Random sampling performed the fastest followed by Uncertainty sampling, Graph Density and LAL (iterative and independent), while QBC performed the slowest.</text:p>
      <text:p text:style-name="Standard"/>
      <text:p text:style-name="Standard">\begin{table}[h!]</text:p>
      <text:p text:style-name="Standard">\caption{Runtime in minutes for both binary datasets (SST-2 distributions)}</text:p>
      <text:p text:style-name="Standard">\centering</text:p>
      <text:p text:style-name="Standard">\begin{tabular}[h]{c|c|c|c|c|c|c}</text:p>
      <text:p text:style-name="Standard"><text:s/>&amp; \textbf{GloVe} &amp; \textbf{FastText} &amp; \textbf{Flair} &amp; \textbf{BERT} &amp; \textbf{TF BERT} &amp; <text:s/>\\</text:p>
      <text:p text:style-name="Standard">\hline</text:p>
      <text:p text:style-name="Standard"/>
      <text:p text:style-name="Standard">\textbf{No AL} &amp; 0.51 &amp; 0.62 &amp; 1.1 &amp; 2.18 &amp; 1.54 &amp; \textbf{1.19 ($\sigma$ 0.62)} \\</text:p>
      <text:p text:style-name="Standard">\hline</text:p>
      <text:p text:style-name="Standard"/>
      <text:p text:style-name="Standard">\textbf{Rand} &amp; 2.98 &amp; 3.79 &amp; 8.42 &amp; 21.84 &amp; 8.56 &amp; \textbf{9.12 ($\sigma$ 6.76)} \\</text:p>
      <text:p text:style-name="Standard">\hline</text:p>
      <text:p text:style-name="Standard"/>
      <text:p text:style-name="Standard">\textbf{Uncert} &amp; 3.67 &amp; 4.71 &amp; 8.06 &amp; 22.36 &amp; 8.76 &amp; \textbf{9.51 ($\sigma$ 6.71)}\\</text:p>
      <text:p text:style-name="Standard">\hline</text:p>
      <text:p text:style-name="Standard"/>
      <text:p text:style-name="Standard">\textbf{QBC} &amp; 5.55 &amp; 8.17 &amp; 14 &amp; 36.88 &amp; 14.98 &amp; \textbf{15.92 ($\sigma$ 11.06)} \\</text:p>
      <text:p text:style-name="Standard">\hline</text:p>
      <text:p text:style-name="Standard"/>
      <text:p text:style-name="Standard">\textbf{GraphD} &amp; 3.34 &amp; 4.29 &amp; 10.12 &amp; 20.77 &amp; 9.38 &amp; \textbf{9.58 ($\sigma$ 6.2)} \\</text:p>
      <text:p text:style-name="Standard">\hline</text:p>
      <text:p text:style-name="Standard"/>
      <text:p text:style-name="Standard">\textbf{EER} &amp; 5 &amp; 5.21 &amp; 11.07 &amp; 18.56 &amp; 12.16 &amp; \textbf{10.4 ($\sigma$ 5.02)}\\</text:p>
      <text:p text:style-name="Standard">\hline</text:p>
      <text:p text:style-name="Standard"/>
      <text:p text:style-name="Standard">\textbf{LAL it} &amp; 3.55 &amp; 11.11 &amp; 9.02 &amp; 19.54 &amp; 9.87 &amp; \textbf{10.62 ($\sigma$ 5.16)} <text:s/>\\</text:p>
      <text:p text:style-name="Standard">\hline</text:p>
      <text:p text:style-name="Standard"/>
      <text:p text:style-name="Standard">\textbf{LAL ind} &amp; 3.26 &amp; 4.61 &amp; 9.03 &amp; 20.19 &amp; 9.85 &amp; \textbf{9.39 ($\sigma$ 5.96)}\\</text:p>
      <text:p text:style-name="Standard">\hline</text:p>
      <text:p text:style-name="Standard"/>
      <text:p text:style-name="Standard">&amp; \textbf{3.48} &amp; \textbf{5.31} &amp; \textbf{<text:tab/>8.85} &amp; \textbf{20.29} &amp; \textbf{9.39} \\</text:p>
      <text:p text:style-name="Standard"/>
      <text:p text:style-name="Standard">&amp; \textbf{($\sigma$ 1.4)} &amp; \textbf{($\sigma$ 2.92)} &amp; \textbf{($\sigma$ 3.43)} &amp; \textbf{($\sigma$ 8.76)} &amp; \textbf{($\sigma$ 3.57)}</text:p>
      <text:p text:style-name="Standard"/>
      <text:p text:style-name="Standard">\label{table:binary_time}</text:p>
      <text:p text:style-name="Standard">\end{tabular}</text:p>
      <text:p text:style-name="Standard">\end{table}</text:p>
      <text:p text:style-name="Standard"/>
      <text:p text:style-name="Standard">The runtime in minutes of both multi-class classification experiments (News and Wiki) is shown in Table ~\ref{table:multiclass_time}. The experiments with fastText RNN embeddings GloVe RNN embeddings run the fastest for all strategies, followed by Flair RNN embeddings and BERT RNN embeddings. BERT transformer embeddings performed the slowest, however, the very slow runtime performance of EER is the main reason why the average runtime for BERT transformer is so high. <text:soft-page-break/>When looking at each of the strategies separately, BERT transformer embeddings still performs better then Flair and BERT RNN embeddings overall.</text:p>
      <text:p text:style-name="Standard">\\</text:p>
      <text:p text:style-name="Standard">Random, LAL (independent) and Uncertainty sampling performed the fastest, while EER overall runtime was very slow. As explained before, EER is mostly considered for binary classification since it is computationally expensive especially for multi-class classification. Comparing the EER runtime with all other strategies, it performed 5 to 20 times slower. This is particularly noticeable for BERT transformer embeddings where EER trained almost 20 times slower than QBC.</text:p>
      <text:p text:style-name="Standard">\\</text:p>
      <text:p text:style-name="Standard">Considering both the g-mean performance and the runtime, BERT transformer embeddings generally performed the best overall. </text:p>
      <text:p text:style-name="Standard"/>
      <text:p text:style-name="Standard">\begin{table}[h!]</text:p>
      <text:p text:style-name="Standard">\caption{Runtime in minutes for both multi-class datasets (News and Wiki)}</text:p>
      <text:p text:style-name="Standard">\centering</text:p>
      <text:p text:style-name="Standard">\begin{tabular}[h]{c|c|c|c|c|c|c}</text:p>
      <text:p text:style-name="Standard"><text:s/>&amp; \textbf{GloVe} &amp; \textbf{FastText} &amp; \textbf{Flair} &amp; \textbf{BERT} &amp; \textbf{TF BERT} &amp; \textbf{} \\</text:p>
      <text:p text:style-name="Standard">\hline</text:p>
      <text:p text:style-name="Standard"/>
      <text:p text:style-name="Standard">\textbf{No AL} &amp; 0.74 &amp; 1.05 &amp; 1.91 &amp; 2.36 &amp; 1.67 &amp; \textbf{1.55 ($\sigma$ 0.58)} \\</text:p>
      <text:p text:style-name="Standard">\hline</text:p>
      <text:p text:style-name="Standard"/>
      <text:p text:style-name="Standard">\textbf{Rand} &amp; 3.97 &amp; 6.92 &amp; 16.89 &amp; 22.27 &amp; 9 &amp; \textbf{11.81 ($\sigma$ 6.76)}\\</text:p>
      <text:p text:style-name="Standard">\hline</text:p>
      <text:p text:style-name="Standard"/>
      <text:p text:style-name="Standard">\textbf{Uncert} &amp; 4.54 &amp; 5.61 &amp; 21.56 &amp; 20.9 &amp; 8.83 &amp; \textbf{12.29 ($\sigma$ 7.44)} \\</text:p>
      <text:p text:style-name="Standard">\hline</text:p>
      <text:p text:style-name="Standard"/>
      <text:p text:style-name="Standard">\textbf{QBC} &amp; 7.97 &amp; 11.65 &amp; 29.65 &amp; 37.34 &amp; 15.61 &amp; \textbf{20.43 ($\sigma$ 11.19)} \\</text:p>
      <text:p text:style-name="Standard">\hline</text:p>
      <text:p text:style-name="Standard"/>
      <text:p text:style-name="Standard">\textbf{GraphD} &amp; 4.79 &amp; 6.8 &amp; 21.38 &amp; 20.62 &amp; 9.18 &amp; \textbf{12.55 ($\sigma$ 7.04} \\</text:p>
      <text:p text:style-name="Standard">\hline</text:p>
      <text:p text:style-name="Standard"/>
      <text:p text:style-name="Standard">\textbf{EER} &amp; 124.52 <text:s/>&amp; 112.04 &amp; 131.51 &amp; 125.61 &amp; 239.05 <text:s/>&amp; \textbf{146.55 ($\sigma$ 46.68)} \\</text:p>
      <text:p text:style-name="Standard"/>
      <text:p text:style-name="Standard">&amp; (2.08) &amp; (1.87) &amp; (2.19) &amp; (2.09) &amp; (3.98) &amp; \textbf{(2.44)} \\</text:p>
      <text:p text:style-name="Standard">\hline</text:p>
      <text:p text:style-name="Standard"/>
      <text:p text:style-name="Standard">\textbf{LAL it} &amp; 5.5 &amp; 6.24 &amp; 22.58 &amp; 22.02 &amp; 9.13 &amp; \textbf{13.09 ($\sigma$ <text:s/>7.61)} \\</text:p>
      <text:p text:style-name="Standard">\hline</text:p>
      <text:p text:style-name="Standard"/>
      <text:p text:style-name="Standard">\textbf{LAL ind} &amp; 4.67 &amp; 5.58 &amp; 20.73 &amp; 19.81 &amp; 9.01 &amp; \textbf{11.98 ($\sigma$ <text:s/>6.94)} \\</text:p>
      <text:p text:style-name="Standard">\hline</text:p>
      <text:p text:style-name="Standard"/>
      <text:p text:style-name="Standard">\textbf{} &amp; \textbf{19.59} &amp; \textbf{19.49} &amp; \textbf{33.27} &amp; \textbf{33.87} &amp; \textbf{37.66}\\</text:p>
      <text:p text:style-name="Standard"/>
      <text:p text:style-name="Standard">&amp; \textbf{($\sigma$ 39.71)} &amp; \textbf{($\sigma$ 35.09)}&amp; \textbf{($\sigma$ 37.86)} &amp; \textbf{($\sigma$ 35.77)} &amp; \textbf{($\sigma$ 76.18)} \\</text:p>
      <text:p text:style-name="Standard"/>
      <text:p text:style-name="Standard"><text:soft-page-break/>\label{table:multiclass_time}</text:p>
      <text:p text:style-name="Standard">\end{tabular}</text:p>
      <text:p text:style-name="Standard">\end{table}</text:p>
      <text:p text:style-name="Standard"/>
      <text:p text:style-name="Standard">\subsubsection{Additional Experiments}</text:p>
      <text:p text:style-name="Standard">\label{secton:additional}</text:p>
      <text:p text:style-name="Standard"/>
      <text:p text:style-name="Standard">In order to better understand the behavior of AL in multi-class setting, I conducted two more experiments. \\</text:p>
      <text:p text:style-name="Standard">First, I increased the training set for the Wikipedia Movie dataset to 3000 instances to see if the training set size affects the performance of each AL query strategy. The distribution was similar to that of the experiments with 1000 instances with 3 majority classes. I only trained the dataset with transformer BERT embeddings and used the same hyperparameters for training. All strategies started with the same seed set and queried 100 instances for each query. Please note I did not include EER for this experiments due to its long runtime. Figure ~\ref{fig:wiki_3000_transformer} shows the resulting graph including the averaged g-mean over all 5 folds. All strategies seem to have performed very similar again except for QBC which performed slightly worse. Neither of the strategies did outperform Random sampling nor did they achieve the same performance of training without AL earlier than 2400 instances. </text:p>
      <text:p text:style-name="Standard"/>
      <text:p text:style-name="Standard">\begin{figure}[h!]</text:p>
      <text:p text:style-name="Standard"><text:tab/>\centering</text:p>
      <text:p text:style-name="Standard"><text:tab/>\includegraphics[width=0.5\textwidth]{wiki_3000_transformer.png}</text:p>
      <text:p text:style-name="Standard"><text:tab/>\caption[Wikipedia Movie <text:s/>transformer BERT performance graph with 3000 instannces]{Results for Wikipedia movie dataset with 3000 instances, transformer BERT document embeddings}</text:p>
      <text:p text:style-name="Standard"><text:tab/>\label{fig:wiki_3000_transformer}</text:p>
      <text:p text:style-name="Standard">\end{figure}</text:p>
      <text:p text:style-name="Standard"/>
      <text:p text:style-name="Standard">\begin{figure}[h!]</text:p>
      <text:p text:style-name="Standard"><text:tab/>\centering</text:p>
      <text:p text:style-name="Standard"><text:tab/>\includegraphics[width=0.5\textwidth]{news_1000_b_transformer_bert.png}</text:p>
      <text:p text:style-name="Standard"><text:tab/>\caption[Newsgroup (balanced) performance graph]{Results for Newsgroup dataset (balanced), transformer BERT document embeddings}</text:p>
      <text:p text:style-name="Standard"><text:tab/>\label{fig:news_1000_b_transformer_bert_perf}</text:p>
      <text:p text:style-name="Standard">\end{figure}</text:p>
      <text:p text:style-name="Standard"/>
      <text:p text:style-name="Standard">For the Newsgroup dataset I again randomly chose 1000 instances, however, this time I kept its original distribution (20 classes with around 50 instances of each class). I trained the dataset with transformer BERT embeddings with the same parameters as the imbalanced dataset. Figure ~\ref{fig:news_1000_b_transformer_bert_perf} shows the result of this experiment. All strategies again performed very similar and were not able to outperform Random sampling. </text:p>
      <text:p text:style-name="Standard"/>
      <text:p text:style-name="Standard"/>
      <text:p text:style-name="Standard">\newpage</text:p>
      <text:p text:style-name="Standard">\section{Discussion and Conclusion}</text:p>
      <text:p text:style-name="Standard">I performed AL experiments for 4 different datasets including 2 binary classification SST-2 datasets with 70:30 and 90:10 distribution, and two imbalanced multi-class datasets (Newsgroup and Wikipedia Movie dataset). I randomly chose 1000 instances for each of the datasets and did a 5 fold cross validation for training with and without AL which resulted in a split of 800 train and 200 test instances for each fold. For each of the datasets, I did a training without AL and with AL including 7 different query strategies (Random, Uncertainty, QBC, Graph Density, EER, LAL (iterative) and <text:soft-page-break/>LAL (independent)) for each of the 5 different embedding types (RNN GloVe, RNN fastText, RNN Flair, RNN BERT and transformer BERT embedidngs). My goal was to compare the different query strategies and word embeddings and to see how good AL performed for different degrees of class imbalance. For a better comparison, I tried to answer the following questions with my conducted experiments:</text:p>
      <text:p text:style-name="Standard"/>
      <text:p text:style-name="Standard">\begin{description}</text:p>
      <text:p text:style-name="Standard"><text:s text:c="4"/>\item[Question 1]\hfill \\</text:p>
      <text:p text:style-name="Standard"><text:s text:c="4"/>How well does AL perform in combination with different word embeddings on imbalanced data and to which degree of class imbalance does AL still achieve good performance?</text:p>
      <text:p text:style-name="Standard"><text:s text:c="4"/>\item[Question 2]\hfill \\</text:p>
      <text:p text:style-name="Standard"><text:s text:c="4"/>Which active learning/word embedding combination performs the best and which combination runs the fastest on datasets with class imbalance?</text:p>
      <text:p text:style-name="Standard">\end{description}</text:p>
      <text:p text:style-name="Standard"/>
      <text:p text:style-name="Standard">I will first discuss each of these questions in the following section with regards to my results presented in Section ~\ref{section:results}. Afterwards, I will give my final conclusion and thoughts about AL in class imbalance setting.</text:p>
      <text:p text:style-name="Standard">\\</text:p>
      <text:p text:style-name="Standard">\\</text:p>
      <text:p text:style-name="Standard">\textbf{How well does AL perform in combination with different word embeddings on imbalanced data and to which degree of class imbalance does AL still achieve good performance??} </text:p>
      <text:p text:style-name="Standard">\\</text:p>
      <text:p text:style-name="Standard">\\</text:p>
      <text:p text:style-name="Standard">I already addressed the problem of class imbalance in AL setting in Section ~\ref{section:LR} where I referenced \cite{q20} and their good results for AL in combination with imbalanced binary classification. Similar to their experiments, I also chose different degrees of class imbalance of the SST-2 dataset. Although the overall performance of the experiments with 90:10 distribution was really bad, AL still proves to be beneficial for real-world binary classification problems since some AL query strategies were able to outperform the training without AL with significantly less annotated training data for both distributions of the SST-2 dataset. </text:p>
      <text:p text:style-name="Standard">\\</text:p>
      <text:p text:style-name="Standard">However, the experiments for multi-class classification did not show the same positive effect.</text:p>
      <text:p text:style-name="Standard">Both multi-class datasets of my experiments consists of more than 10 classes with a substantial class imbalance. The AL query strategies used for my thesis seem to have failed for this kind of text classification setting since no strategy was able to outperform the training without AL with less annotated training data.</text:p>
      <text:p text:style-name="Standard">Moreover, none of the strategies was able to significantly outperform Random sampling which raises the questions if any of those AL query strategies are actually suitable for multi-class problems.</text:p>
      <text:p text:style-name="Standard">\\</text:p>
      <text:p text:style-name="Standard">\\</text:p>
      <text:p text:style-name="Standard">\textbf{Which active learning/word embedding combination performs the best and which combination runs the fastest on datasets with class imbalance?}</text:p>
      <text:p text:style-name="Standard">\\</text:p>
      <text:p text:style-name="Standard">\\</text:p>
      <text:p text:style-name="Standard">For binary classification, Uncertainty sampling, EER and LAL (iterative) have performed the best overall. Although the differences between all strategies were comparatively low, those 3 strategies were still able to slightly outperform the remaining strategies. QBC definitely also showed good results for the 70:30 distribution, however, it performed quite bad for the dataset with substantial class imbalance. <text:s/></text:p>
      <text:p text:style-name="Standard"><text:soft-page-break/>Comparing all word embeddings, transformer BERT embeddings performed the best for both binary classification datasets. RNN BERT embeddings only performed slighlty worse, however, due to its long runtime I definitely would suggest using transformer BERT embeddings instead. Overall, transformer BERT embeddings in combination with Uncertainty sampling (runtime of around 9 minutes) or in combination with EER (runtime of around 12 minutes) seem to be a good choice for binary classification with class imbalance.</text:p>
      <text:p text:style-name="Standard">\\</text:p>
      <text:p text:style-name="Standard">For multi-class classification, the differences in performance of all strategies became even smaller which makes it really difficult to choose the best performing strategy. LAL (iterative) seems to be less suitable for multi-class classification compared to binary classification. Although transformer BERT embeddings performed the best overall, none of the AL query strategies seem to be a good choice for imbalanced multi-class classification because 1. none of the strategies outperformed the training without AL and 2. their runtime is much slower than training without AL. I therefore do not see any benefit in using those AL query strategies for real-world imbalanced multi-class classification problems.</text:p>
      <text:p text:style-name="Standard">\\</text:p>
      <text:p text:style-name="Standard">In order to evaluate if either the size of the training set or the class imbalance have negatively affected the performance of the AL strategies in multi-class setting, I decided to conduct further experiments. The results in ~\ref{secton:additional} showed that all AL query strategies performed very similar again with a training set of 3000 instances. Therefore, I was able to rule out that the size of 1000 training instances for my experiments had a negative affect on the performance of each AL query strategy. In addition, none of the query strategies were able to outperform Random sampling for the balanced multi-class dataset with 1000 instances. Therefore, I came to the conclusion that the problem of class imbalance was not a factor for the bad performance in multi-class setting.</text:p>
      <text:p text:style-name="Standard">\\</text:p>
      <text:p text:style-name="Standard">\\</text:p>
      <text:p text:style-name="Standard">In conclusion, my experiments showed that popular AL query <text:s/>strategies like EER, Uncertainty Sampling or LAL worked pretty good for binary text classification with both moderate and substantial class imbalance. The performance of training with a substantial class imbalanced set was quite bad, however, it can <text:s/>easily be improved with a few adjustments before training (e.g. using a bigger training set like in Figure ~\ref{fig:sst_90_3000_transformer_bert_perf} or with the help of data-sampling methods like over- and under-sampling). Among the different embedding types, transformer BERT embeddings definitely convinced with its good overall performance and its comparatively short runtime.</text:p>
      <text:p text:style-name="Standard">\\</text:p>
      <text:p text:style-name="Standard">Moreover, my experiments showed that popular AL query strategies failed for multi-class classification problem with substantial class imbalance. With the help of further experiments, I also was able to demonstrate that neither the small training set nor the class imbalance itself was the reason for the bad performance of the AL query strategies. For that reason, I would advise against the AL query strategies used in my thesis when coping with multi-class text classification.</text:p>
      <text:p text:style-name="Standard">\\</text:p>
      <text:p text:style-name="Standard">I also need to point out that Random sampling still performed comparatively good and even outperformed other strategies for almost all experiments. This leaves the question if AL is really useful for classification problems. While looking at other paper about AL, I oftentimes noticed a similar behavior of Random sampling. For example, the graphs presented in \cite{q22} show that Random sampling performs equally as good or even better than the other query strategies used in the paper. In \cite{q35}, the performance of Random sampling again was comparatively good. Only their introduced method was able to significantly outperform Random sampling. The results of the experiments in \cite{q36} showed that AL algorithms can sometimes, but not always, effectively reduce the sample size of training sets and outperform passive selection. </text:p>
      <text:p text:style-name="Standard"/>
      <text:p text:style-name="Standard"><text:soft-page-break/></text:p>
      <text:p text:style-name="Standard">\section{Outlook}</text:p>
      <text:p text:style-name="Standard">My experiments gave a good overview of popular AL query strategies combined with different word embeddings and their effectiveness on binary and multi-class text classification problems with class imbalance. \\</text:p>
      <text:p text:style-name="Standard">Nevertheless, there are still a few things that are worth investigating in the future. </text:p>
      <text:p text:style-name="Standard">Initially, I also wanted to examine how the selection of the seed set affects the overall performance of AL (e.g. using the selection methods introduced in \cite{29}). However, due to the amount of experiments and their considerably long runtime, I unfortunately was not able to use another seed set selection method for my evaluation.</text:p>
      <text:p text:style-name="Standard">\\</text:p>
      <text:p text:style-name="Standard">Furthermore, I only focused on the most popular AL query strategies that have been used many times before. In Section ~\ref{section:LR}, I already mentioned several papers which introduced methods for deep learning architectures. The Deep Bayesian AL method examined in \cite{q25}, for example, showed good results across many tasks. However, neither did their experiments include multi-class datasets with class imbalance nor did they evaluated the runtime of each experiment. </text:p>
      <text:p text:style-name="Standard">Another interesting read, which I also described in Section ~\ref{section:LR}, introduced Weighted Uncertainty sampling (\cite{q24}). This method showed good results even for multi-class datasets. Unfortunately, there was not much information given about the dataset and its class distribution. </text:p>
      <text:p text:style-name="Standard">A comparison of both the performance and the runtime of those novel methods for deep active learning presented in Section ~\ref{section:LR} could be of great interest, especially when tested on multi-class datasets with class imbalance.</text:p>
      <text:p text:style-name="Standard">\\</text:p>
      <text:p text:style-name="Standard">Since my experiments showed that these AL query strategies did not perform very good for multi-class classification problems, further investigations on why they performed so badly would be very helpful. New AL query strategies for multi-class setting could be developed based on these studies. \\</text:p>
      <text:p text:style-name="Standard">Moreover, I think it would also be interesting to compare AL with alternative approaches of saving annotation effort, e.g. semi-supervised learning or unsupervised pre-training, for text classification with class imbalance. This comparison could be especially useful for companies when they try to decide which of those approaches to use for their applications.</text:p>
      <text:p text:style-name="Standard"/>
      <text:p text:style-name="Standard">\newpage</text:p>
      <text:p text:style-name="Standard">\begin{thebibliography}{Konyushkova et al., 2017}</text:p>
      <text:p text:style-name="Standard"/>
      <text:p text:style-name="Standard"><text:s text:c="3"/>\bibitem[Settles, 2009]{q1} B. Settles. Active Learning Literature Survey. Computer Sciences Technical Report 1648, University of Wisconsin–Madison. 2009.</text:p>
      <text:p text:style-name="Standard"><text:s text:c="3"/></text:p>
      <text:p text:style-name="Standard"><text:s text:c="3"/>\bibitem[Seung et al., 1992]{q2} H.S. Seung, M. Opper, and H. Sompolinsky. Query by committee. In Proceed-ings of the ACM Workshop on Computational Learning Theory, pages 287–294,1992.</text:p>
      <text:p text:style-name="Standard"><text:s text:c="3"/></text:p>
      <text:p text:style-name="Standard"><text:s text:c="3"/>\bibitem[Schmidhuber, 2015]{q3} J. Schmidhuber. Deep Learning in Neural Networks: An Overview. Neural Networks 61 2015: 85–117. Crossref. Web. 2015</text:p>
      <text:p text:style-name="Standard"><text:s text:c="3"/></text:p>
      <text:p text:style-name="Standard"><text:s text:c="3"/>\bibitem[Lopez et al., 2017]{q4} M. M. Lopez and J. Kalita. Deep Learning applied to NLP. arXiv:1703.03091. 2017</text:p>
      <text:p text:style-name="Standard"><text:s text:c="3"/></text:p>
      <text:p text:style-name="Standard"><text:s text:c="3"/>\bibitem[Stelle, 2018]{q5} S. Selle. Künstliche Neuronale Netzwerke und Deep Learning. 2018</text:p>
      <text:p text:style-name="Standard"><text:s text:c="3"/></text:p>
      <text:p text:style-name="Standard"><text:soft-page-break/><text:s text:c="3"/>\bibitem[Konyushkova et al., 2017]{q6} K. Konyushkova and S. Raphael. Learning Active Learning from Data. In The 31st Conference on Neural Information Processing Systems (NIPS 2017), 4228-4238. 2017</text:p>
      <text:p text:style-name="Standard"><text:s text:c="3"/></text:p>
      <text:p text:style-name="Standard"><text:s text:c="3"/>\bibitem[Pennington et al., 2014]{q7} J. Pennington, R. Socher and C. Manning. Glove: Global Vectors for Word Representation. EMNLP. 14. 1532-1543. 10.3115/v1/D14-1162. 2014 </text:p>
      <text:p text:style-name="Standard"><text:s text:c="3"/></text:p>
      <text:p text:style-name="Standard"><text:s text:c="3"/>\bibitem[Bojanowski et al., 2016]{q8} P. Bojanowski, E. Grave, A. Joulin and T. Mikolov. Enriching Word Vectors with Subword Information. arXiv:1607.04606. 2016</text:p>
      <text:p text:style-name="Standard"><text:s text:c="3"/></text:p>
      <text:p text:style-name="Standard"><text:s text:c="3"/>\bibitem[Akbik et al., 2018]{q9} A. Akbik, D. Blythe and R. Vollgraf. Contextual String Embeddings for Sequence Labeling. Proceedings of the 27th International Conference on Computational Linguistics. 1638--1649. 2018. </text:p>
      <text:p text:style-name="Standard"><text:s text:c="3"/></text:p>
      <text:p text:style-name="Standard"><text:s text:c="2"/>\bibitem [Devlin et al., 2019]{q10} J. Devlin, M.-W. Chang, K. Lee and K. Toutanova. {BERT}: Pre-training of Deep Bidirectional Transformers for Language Understanding. arXiv preprint arXiv:1810.04805. 2019.</text:p>
      <text:p text:style-name="Standard"><text:s text:c="2"/></text:p>
      <text:p text:style-name="Standard"><text:s text:c="2"/>\bibitem[Mikolov et al., ]{q11} T. Mikolov, K. Chen, G. Corrado and J. Dean. Efficient Estimation of Word Representations in Vector Space. arXiv:1301.3781. 2013</text:p>
      <text:p text:style-name="Standard"><text:s text:c="2"/></text:p>
      <text:p text:style-name="Standard"><text:s text:c="2"/>\bibitem[Tang et al., 2019]{q12} Y.-P. Tang, G.-X. Li and S.-J. Huang, ALiPy: Active learning in python. https://arxiv.org/abs/1901.03802 . 2019. </text:p>
      <text:p text:style-name="Standard"><text:s text:c="2"/></text:p>
      <text:p text:style-name="Standard"><text:s text:c="2"/>\bibitem[Socher et al., 2013]{q13} R- Socher, A. Perelygin, J. Wu, J. Chuang, C. Manning, A. Ng and C. Potts. Recursive Deep Models for Semantic Compositionality Over a Sentiment Treebank. Conference on Empirical Methods in Natural Language Processing (EMNLP 2013). 2013</text:p>
      <text:p text:style-name="Standard"><text:s text:c="2"/></text:p>
      <text:p text:style-name="Standard"><text:s text:c="2"/>\bibitem[Vaswani et al., 2017]{q14} A. Vaswani, N. Shazeer, N. Parmar, J. Uszkoreit, L. Jones, A. N. Gomez, L. Kaiser and I. Polosukhin. Attention Is All You Need. arXiv:1706.03762. 2017</text:p>
      <text:p text:style-name="Standard"><text:s text:c="2"/></text:p>
      <text:p text:style-name="Standard"><text:s text:c="2"/>\bibitem[Ebert et al., 2012]{q15} S. Ebert, M.Fritz and B. Schiele. RALF: A reinforced</text:p>
      <text:p text:style-name="Standard"><text:s text:c="2"/>active learning formulation for object class recognition. In 2012 IEEE Conference on Computer Vision and <text:s/>Pattern Recognition,</text:p>
      <text:p text:style-name="Standard"><text:s text:c="2"/>Providence, RI, USA, June 16-21, 2012, 3626-3633. 2012</text:p>
      <text:p text:style-name="Standard"><text:s text:c="2"/></text:p>
      <text:p text:style-name="Standard"><text:s text:c="2"/>\bibitem[Schröder et al., 2020]{q16} C. Schröder and A. Niekler. A Survey of Active Learning for Text Classification using Deep Neural Networks. arXiv:2008.07267. 2020</text:p>
      <text:p text:style-name="Standard"><text:s text:c="2"/></text:p>
      <text:p text:style-name="Standard"><text:s text:c="2"/>\bibitem[Tong et al., 2001]{q17} S. Tong and D. Koller. Support Vector Machine Active Learning with Applications to Text Classification. In:Journal of Machine Learning Research2 (2001), pp. 45–66. 2001</text:p>
      <text:p text:style-name="Standard"><text:s text:c="2"/></text:p>
      <text:p text:style-name="Standard"><text:s text:c="2"/>\bibitem[Nigam et al., 2000]{q18} K. Nigam, A. Mccallum, S. Thrun and T. Mitchell. Text Classification from Labeled and Unlabeled Documents using EM. In:Machine Learning39 (2000), pp. 103–134. 2000</text:p>
      <text:p text:style-name="Standard"><text:s text:c="2"/></text:p>
      <text:p text:style-name="Standard"><text:s text:c="2"/>\bibitem[Hoi et al., 2006]{q19} S. C. H. Hoi, R. Jin, and M. R. Lyu. Large-Scale Text Categorization by Batch Mode Active Learning. In:Proceedings of the 15th International Conference on World Wide Web. WWW ’06. Edinburgh,Scotland: Association for Computing Machinery, 2006, pp. 633–642. 2006</text:p>
      <text:p text:style-name="Standard"><text:s text:c="2"/></text:p>
      <text:p text:style-name="Standard"><text:soft-page-break/><text:s text:c="2"/>\bibitem[Miller et al., 2020]{q20} B. Miller, F. Linder <text:s/>and W. Mebane. Active Learning Approaches for Labeling Text: Review and Assessment of the Performance of Active Learning Approaches. Political Analysis, 1-20. doi:10.1017/pan.2020.4. 2020</text:p>
      <text:p text:style-name="Standard"><text:s text:c="2"/></text:p>
      <text:p text:style-name="Standard"><text:s text:c="2"/>\bibitem[Hu et al., 2015]{q21} R. Hu, B. Mac Namee and S. Delany. Active learning for text classification with reusability. Expert Systems with Applications. 45. 10.1016/j.eswa.2015.10.003. 2015</text:p>
      <text:p text:style-name="Standard"><text:s text:c="2"/></text:p>
      <text:p text:style-name="Standard"><text:s text:c="2"/>\bibitem[Lu et al., 2019]{q22} J. Lu, M. Henchion and B. Mac Namee. Investigating the Effectiveness of Representations Based on Word-Embeddings in Active Learning for Labelling Text Datasets. 2019</text:p>
      <text:p text:style-name="Standard"><text:s text:c="2"/></text:p>
      <text:p text:style-name="Standard"><text:s text:c="2"/>\bibitem[Zhang et al., 2017]{q23} Y. Zhang, M. Lease and B.C. Wallace, B.C. Active discriminative text representation learning. In Thirty-First AAAI Conference on Artificial Intelligence. 2017</text:p>
      <text:p text:style-name="Standard"><text:s text:c="2"/></text:p>
      <text:p text:style-name="Standard"><text:s text:c="2"/>\bibitem[Zhao, 2017]{q24} W. Zhao. Deep Active Learning for Short-Text Classification. 2017</text:p>
      <text:p text:style-name="Standard"><text:s text:c="2"/></text:p>
      <text:p text:style-name="Standard"><text:s text:c="2"/>\bibitem[Siddhant et al., 2018]{q25} A. Siddhant and Z.C. Lipton. Deep Bayesian active learning for natural language processing: Results of a large-scale empirical study. arXiv preprintarXiv:1808.05697. 2018</text:p>
      <text:p text:style-name="Standard"><text:s text:c="2"/></text:p>
      <text:p text:style-name="Standard"><text:s text:c="2"/>\bibitem[Zhang, 2019]{q26} Y. Zhang. Neural NLP models under low-supervision scenarios. 2019</text:p>
      <text:p text:style-name="Standard"><text:s text:c="2"/></text:p>
      <text:p text:style-name="Standard"><text:s text:c="2"/>\bibitem[Attenberg et al., 2013]{q27} J. Attenberg and S. Ertekin. Class Imbalance and Active Learning. 10.1002/9781118646106.ch6. 2013</text:p>
      <text:p text:style-name="Standard"><text:s text:c="2"/></text:p>
      <text:p text:style-name="Standard"><text:s text:c="2"/>\bibitem[Amidi et al., 2018]{q28} A. Amidi and S. Amid. VIP Cheatsheet: <text:s/>Recurrent Neural Networks. 2018. Retrieved from: \url{https://raw.githubusercontent.com/afshinea/stanford-cs-230-deep-learning/master/en/cheatsheet-recurrent-neural-networks.pdf}</text:p>
      <text:p text:style-name="Standard"><text:s text:c="2"/></text:p>
      <text:p text:style-name="Standard"><text:s text:c="2"/>\bibitem[Mahoney et al., 2019]{q29} C. J. Mahoney, N. Huber-Fliflet, H. Zhao, J. Zhang, P. Gronvall and S. Ye. Evaluation of Seed Set Selection Approaches and Active Learning Strategies in Predictive Coding. 1st International Workshop on AI and Intelligent Assistance for Legal Professionals in the Digital Workplace (LegalAIIA) at The 17th International Conference on Artificial Intelligence and Law (ICAIL 2019). arXiv preprint arXiv:1906.04367. 2019.</text:p>
      <text:p text:style-name="Standard"><text:s text:c="2"/></text:p>
      <text:p text:style-name="Standard"><text:s text:c="2"/>\bibitem[Minaee et al., 2020]{q30} S. Minaee, N. Kalchbrenner, E. Cambria, N. Nikzad, M. Chenaghlu and J. Gao. Deep Learning Based Text Classification: A Comprehensive Review. 2020. arXiv:2004.03705. 2020</text:p>
      <text:p text:style-name="Standard"><text:s text:c="2"/></text:p>
      <text:p text:style-name="Standard"><text:s text:c="2"/>\bibitem[Selivanov, 2020]{q31} D. Selivanov. GloVe Embeddings. 2020. Last accessed 20.09.2020 at 02:19 pm. Retrieved from: \url{https://cran.r-project.org/web/packages/text2vec/vignettes/glove.html}</text:p>
      <text:p text:style-name="Standard"><text:s text:c="2"/></text:p>
      <text:p text:style-name="Standard"><text:s text:c="2"/>\bibitem[Becker, 2019]{q32} R. Becker. Word Embeddings – Methoden zur Repräsentation von Wörtern in Algorithmen und neuronalen Netzen .2019. Last accessed 20.09.2020 at 02:22 pm. Retrieved from: \url{https://jaai.de/word-embeddings-worteinbettung-word2vec-glove-bag-of-words-1872/}</text:p>
      <text:p text:style-name="Standard"><text:s text:c="2"/></text:p>
      <text:p text:style-name="Standard"><text:soft-page-break/><text:s text:c="2"/>\bibitem[Ruder, 2016]{q33} S. Ruder. An overview of word embeddings and their connection to distributional semantic models. 2016. Last accessed 20.09.2020 at 02:26 pm. Retrieved from: \url{https://blog.aylien.com/overview-word-embeddings-history-word2vec-cbow-glove/}</text:p>
      <text:p text:style-name="Standard"><text:s text:c="2"/></text:p>
      <text:p text:style-name="Standard"><text:s text:c="2"/>\bibitem[Alammar, 2018]{q34} J. Alammar. The Illustrated Transformer. 2018. Last accessed 20.09.2020 at 05:18 pm. Retrieved from: \\</text:p>
      <text:p text:style-name="Standard"><text:s text:c="2"/>\url{https://jalammar.github.io/illustrated-transformer/}</text:p>
      <text:p text:style-name="Standard"><text:s text:c="2"/></text:p>
      <text:p text:style-name="Standard"><text:s text:c="2"/>\bibitem[Sener et al., 2017]{q35} O. Sener and S. Savarese. Active Learning for Convolutional Neural Networks: A Core-Set Approach.varXiv:1708.00489. 2017</text:p>
      <text:p text:style-name="Standard"><text:s text:c="2"/></text:p>
      <text:p text:style-name="Standard"><text:s text:c="2"/>\bibitem[Figueroa et al., 2012]{q36} R. Figueroa, Q. Zeng-Treitler, L. Ngo, S. Goryachev and E. Wiechmann . Active learning for clinical text classification: Is it better than random sampling?. Journal of the American Medical Informatics Association : JAMIA. 19. 809-16. 10.1136/amiajnl-2011-000648. 2012 </text:p>
      <text:p text:style-name="Standard"><text:s text:c="2"/></text:p>
      <text:p text:style-name="Standard"><text:s text:c="2"/>\bibitem[Ducoffe et al., 2017]{q37} M. Ducoffe and F. Precioso. Active learning strategy for CNN combining batchwise Dropout and Query-By-Committee. ESANN 2017 proceedings. 2017</text:p>
      <text:p text:style-name="Standard"><text:s text:c="2"/></text:p>
      <text:p text:style-name="Standard"><text:s text:c="2"/>\bibitem[Seth, 2019]{q38} Y. Seth. BERT Explained – A list of Frequently Asked Questions. 2019. Last accessed 24.09.2020 at 11 am. Retrieved from: \url{https://yashuseth.blog/2019/06/12/bert-explained-faqs-understand-bert-working/}</text:p>
      <text:p text:style-name="Standard"><text:s text:c="2"/></text:p>
      <text:p text:style-name="Standard"><text:s text:c="2"/>\bibitem[Horev, 2018]{q39} R. Horev. BERT Explained: State of the art language model for NLP. 2018. Last accessed 24.09.2020 at 11 am. Retrieved from: \url{https://towardsdatascience.com/bert-explained-state-of-the-art-language-model-for-nlp-f8b21a9b6270}</text:p>
      <text:p text:style-name="Standard"><text:s text:c="2"/></text:p>
      <text:p text:style-name="Standard"><text:s text:c="2"/>\bibitem[Lewis et al., 1994]{q40} D. Lewis and W. Gale.</text:p>
      <text:p text:style-name="Standard"><text:s text:c="2"/>A sequential algorithm for training text classifiers. In Proceedings of the ACM SIGIR Conference on Research and Development in Information Retrieval, pages 3–12. ACM/Springer, 1994.</text:p>
      <text:p text:style-name="Standard"><text:s text:c="2"/></text:p>
      <text:p text:style-name="Standard"/>
      <text:p text:style-name="Standard">\end{thebibliography}</text:p>
      <text:p text:style-name="Standard"/>
      <text:p text:style-name="Standard"/>
      <text:p text:style-name="Standard">\newpage</text:p>
      <text:p text:style-name="Standard">\section*{Acknowledgements}</text:p>
      <text:p text:style-name="Standard">\thispagestyle{empty}</text:p>
      <text:p text:style-name="Standard">I would like to thank Prof. Dr. Alan Akbik for providing me the opportunity to write my thesis at his chair of Machine Learning and for always giving me advice and feedback whenever needed during the past months. </text:p>
      <text:p text:style-name="Standard">\\</text:p>
      <text:p text:style-name="Standard">\\</text:p>
      <text:p text:style-name="Standard">Moreover, I wish to express my sincere appreciation to my supervisor, Marianne Stecklina, who always provided me with advice and assistance throughout the preparation of my master's thesis. Thank you for our weekly update meetings and your help whenever I encountered problems.</text:p>
      <text:p text:style-name="Standard">\\</text:p>
      <text:p text:style-name="Standard">\\</text:p>
      <text:p text:style-name="Standard">I’m also extremely grateful to omni:us for giving me the chance of writing my thesis in cooperation with them. Without their support, resources and funding, the process of this thesis would have been much more difficult for me. </text:p>
      <text:p text:style-name="Standard">\\</text:p>
      <text:p text:style-name="Standard"><text:soft-page-break/>\\</text:p>
      <text:p text:style-name="Standard">I wish to acknowledge the support and great love of my family and my boyfriend who always took me out of the house to get some fresh air and new motivation.</text:p>
      <text:p text:style-name="Standard"/>
      <text:p text:style-name="Standard">\clearpage</text:p>
      <text:p text:style-name="Standard"/>
      <text:p text:style-name="Standard">\newpage</text:p>
      <text:p text:style-name="Standard">\appendix</text:p>
      <text:p text:style-name="Standard"/>
      <text:p text:style-name="Standard">\section*{Hyperparameter Table}</text:p>
      <text:p text:style-name="Standard"/>
      <text:p text:style-name="Standard"/>
      <text:p text:style-name="Standard">\begin{table}[h]</text:p>
      <text:p text:style-name="Standard">\caption{Training Hyperparameters}</text:p>
      <text:p text:style-name="Standard">\centering</text:p>
      <text:p text:style-name="Standard">\begin{tabular}[h]{c|c|c|c}</text:p>
      <text:p text:style-name="Standard">\textbf{Document Embedding Type} &amp; \textbf{Epoch} &amp; \textbf{Mini-Batch-Size} &amp; \textbf{Learning Rate} \\</text:p>
      <text:p text:style-name="Standard">\hline</text:p>
      <text:p text:style-name="Standard"/>
      <text:p text:style-name="Standard">RNN &amp; 100 &amp; 16 &amp; 0.1 \\</text:p>
      <text:p text:style-name="Standard">\hline</text:p>
      <text:p text:style-name="Standard"/>
      <text:p text:style-name="Standard">Transformer &amp; 5 &amp; 16 &amp; 3e-5 \\</text:p>
      <text:p text:style-name="Standard">\hline</text:p>
      <text:p text:style-name="Standard"/>
      <text:p text:style-name="Standard">\end{tabular}</text:p>
      <text:p text:style-name="Standard">\label{table:hyperparameters}</text:p>
      <text:p text:style-name="Standard">\end{table}</text:p>
      <text:p text:style-name="Standard"/>
      <text:p text:style-name="Standard">\section*{G-Mean Performance Graphs}</text:p>
      <text:p text:style-name="Standard"/>
      <text:p text:style-name="Standard">\begin{figure}[h!]</text:p>
      <text:p text:style-name="Standard"><text:tab/>\centering</text:p>
      <text:p text:style-name="Standard"><text:tab/>\includegraphics[width=0.7\textwidth]{sst2_50_transformer_bert.png}</text:p>
      <text:p text:style-name="Standard"><text:tab/>\caption[SST-2 (50:50) performance graph]{Results for SST-2 dataset with distribution 50:50, transformer BERT document embeddings}</text:p>
      <text:p text:style-name="Standard"><text:tab/>\label{fig:sst_50_transformer_bert_perf}</text:p>
      <text:p text:style-name="Standard">\end{figure}</text:p>
      <text:p text:style-name="Standard"/>
      <text:p text:style-name="Standard">\begin{figure}[h!]</text:p>
      <text:p text:style-name="Standard"><text:tab/>\centering</text:p>
      <text:p text:style-name="Standard"><text:tab/>\includegraphics[width=0.7\textwidth]{sst_90_3000_transformer_bert.png}</text:p>
      <text:p text:style-name="Standard"><text:tab/>\caption[SST-2 (90:10) performance graph with 3000 instances]{Results for SST-2 dataset with distribution 90:10 and 3000 instances as training set, transformer BERT document embeddings}</text:p>
      <text:p text:style-name="Standard"><text:tab/>\label{fig:sst_90_3000_transformer_bert_perf}</text:p>
      <text:p text:style-name="Standard">\end{figure}</text:p>
      <text:p text:style-name="Standard"/>
      <text:p text:style-name="Standard"/>
      <text:p text:style-name="Standard">\newpage</text:p>
      <text:p text:style-name="Standard">\section*{Distribution Graphs}</text:p>
      <text:p text:style-name="Standard"><text:soft-page-break/></text:p>
      <text:p text:style-name="Standard">\begin{figure}[H]</text:p>
      <text:p text:style-name="Standard"><text:tab/>\centering</text:p>
      <text:p text:style-name="Standard"><text:tab/>\includegraphics[width=0.8\textwidth]{sst_7030_rnn_glove_query.jpeg}</text:p>
      <text:p text:style-name="Standard"><text:tab/>\caption[SST-2 (70:30) GloVe embeddings query class distribution]{Class distribution of SST-2 dataset (70:30) with GloVe RNN document embeddings for every query for the first fold; q0 is the seed set which is the same for every query strategy and every word embedding}</text:p>
      <text:p text:style-name="Standard"><text:tab/>\label{fig:sst_70_glove_query_dist}</text:p>
      <text:p text:style-name="Standard">\end{figure}</text:p>
      <text:p text:style-name="Standard"/>
      <text:p text:style-name="Standard">\begin{figure}[h!]</text:p>
      <text:p text:style-name="Standard"><text:tab/>\centering</text:p>
      <text:p text:style-name="Standard"><text:tab/>\includegraphics[width=0.8\textwidth]{sst_7030_rnn_fasttext_query.jpeg}</text:p>
      <text:p text:style-name="Standard"><text:tab/>\caption[SST-2 (70:30) fastText embeddings query class distribution]{Class distribution of SST-2 dataset (70:30) with fastText RNN document embeddings for every query for the first fold; q0 is the seed set which is the same for every query strategy and every word embedding}</text:p>
      <text:p text:style-name="Standard"><text:tab/>\label{fig:sst_70_fasttext_query_dist}</text:p>
      <text:p text:style-name="Standard">\end{figure}</text:p>
      <text:p text:style-name="Standard"/>
      <text:p text:style-name="Standard">\begin{figure}[h!]</text:p>
      <text:p text:style-name="Standard"><text:tab/>\centering</text:p>
      <text:p text:style-name="Standard"><text:tab/>\includegraphics[width=0.8\textwidth]{sst_7030_rnn_flair_query.jpeg}</text:p>
      <text:p text:style-name="Standard"><text:tab/>\caption[SST-2 (70:30) flair embeddings query class distribution]{Class distribution of SST-2 dataset (70:30) with flair RNN document embeddings for every query for the first fold; q0 is the seed set which is the same for every query strategy and every word embedding}</text:p>
      <text:p text:style-name="Standard"><text:tab/>\label{fig:sst_70_flair_query_dist}</text:p>
      <text:p text:style-name="Standard">\end{figure}</text:p>
      <text:p text:style-name="Standard"/>
      <text:p text:style-name="Standard">\begin{figure}[h!]</text:p>
      <text:p text:style-name="Standard"><text:tab/>\centering</text:p>
      <text:p text:style-name="Standard"><text:tab/>\includegraphics[width=0.8\textwidth]{sst_7030_rnn_bert_query.jpeg}</text:p>
      <text:p text:style-name="Standard"><text:tab/>\caption[SST-2 (70:30) BERT embeddings query class distribution]{Class distribution of SST-2 dataset (70:30) with BERT RNN document embeddings for every query for the first fold; q0 is the seed set which is the same for every query strategy and every word embedding}</text:p>
      <text:p text:style-name="Standard"><text:tab/>\label{fig:sst_70_rnn_bert_query_dist}</text:p>
      <text:p text:style-name="Standard">\end{figure}</text:p>
      <text:p text:style-name="Standard"/>
      <text:p text:style-name="Standard">\begin{figure}[h!]</text:p>
      <text:p text:style-name="Standard"><text:tab/>\centering</text:p>
      <text:p text:style-name="Standard"><text:tab/>\includegraphics[width=0.8\textwidth]{sst_9010_rnn_glove_query.jpeg}</text:p>
      <text:p text:style-name="Standard"><text:tab/>\caption[SST-2 (90:10) RNN GloVe document embeddings query class distribution]{Class distribution of SST-2 dataset (90:10) with GloVe RNN document embeddings for every query for the first fold; q0 is the seed set which is the same for every query strategy and every word embedding}</text:p>
      <text:p text:style-name="Standard"><text:tab/>\label{fig:sst_90_rnn_glove_query_dist}</text:p>
      <text:p text:style-name="Standard">\end{figure}</text:p>
      <text:p text:style-name="Standard"/>
      <text:p text:style-name="Standard">\begin{figure}[h!]</text:p>
      <text:p text:style-name="Standard"><text:tab/>\centering</text:p>
      <text:p text:style-name="Standard"><text:tab/>\includegraphics[width=0.8\textwidth]{sst_9010_rnn_fasttext_query.jpeg}</text:p>
      <text:p text:style-name="Standard"><text:tab/>\caption[SST-2 (90:10) RNN fastText document embeddings query class distribution]{Class distribution of SST-2 dataset (90:10) with fastText RNN document embeddings for every query for <text:soft-page-break/>the first fold; q0 is the seed set which is the same for every query strategy and every word embedding}</text:p>
      <text:p text:style-name="Standard"><text:tab/>\label{fig:sst_90_rnn_fasttext_query_dist}</text:p>
      <text:p text:style-name="Standard">\end{figure}</text:p>
      <text:p text:style-name="Standard"/>
      <text:p text:style-name="Standard">\begin{figure}[h!]</text:p>
      <text:p text:style-name="Standard"><text:tab/>\centering</text:p>
      <text:p text:style-name="Standard"><text:tab/>\includegraphics[width=0.8\textwidth]{sst_9010_rnn_flair_query.jpeg}</text:p>
      <text:p text:style-name="Standard"><text:tab/>\caption[SST-2 (90:10) RNN Flair document embeddings query class distribution]{Class distribution of SST-2 dataset (90:10) with Flair RNN document embeddings for every query for the first fold; q0 is the seed set which is the same for every query strategy and every word embedding}</text:p>
      <text:p text:style-name="Standard"><text:tab/>\label{fig:sst_90_rnn_Flair_query_dist}</text:p>
      <text:p text:style-name="Standard">\end{figure}</text:p>
      <text:p text:style-name="Standard"/>
      <text:p text:style-name="Standard">\begin{figure}[h!]</text:p>
      <text:p text:style-name="Standard"><text:tab/>\centering</text:p>
      <text:p text:style-name="Standard"><text:tab/>\includegraphics[width=0.8\textwidth]{sst_9010_rnn_bert_query.jpeg}</text:p>
      <text:p text:style-name="Standard"><text:tab/>\caption[SST-2 (90:10) RNN BERT document embeddings query class distribution]{Class distribution of SST-2 dataset (90:10) with BERT RNN document embeddings for every query for the first fold; q0 is the seed set which is the same for every query strategy and every word embedding}</text:p>
      <text:p text:style-name="Standard"><text:tab/>\label{fig:sst_90_rnn_bert_query_dist}</text:p>
      <text:p text:style-name="Standard">\end{figure}</text:p>
      <text:p text:style-name="Standard"/>
      <text:p text:style-name="Standard"/>
      <text:p text:style-name="Standard">\begin{figure}[h!]</text:p>
      <text:p text:style-name="Standard"><text:tab/>\centering</text:p>
      <text:p text:style-name="Standard"><text:tab/>\includegraphics[width=0.8\textwidth]{news_rnn_glove_query.jpeg}</text:p>
      <text:p text:style-name="Standard"><text:tab/>\caption[Newsgroup RNN GloVe embeddings query class distribution]{Class distribution of Newsgroup dataset with GloVe RNN document embeddings for every query for the first fold; q0 is the seed set which is the same for every query strategy and every word embedding}</text:p>
      <text:p text:style-name="Standard"><text:tab/>\label{fig:news_rnn_glove_query_dist}</text:p>
      <text:p text:style-name="Standard">\end{figure}</text:p>
      <text:p text:style-name="Standard"/>
      <text:p text:style-name="Standard">\begin{figure}[h!]</text:p>
      <text:p text:style-name="Standard"><text:tab/>\centering</text:p>
      <text:p text:style-name="Standard"><text:tab/>\includegraphics[width=0.8\textwidth]{news_rnn_fasttext_query.jpeg}</text:p>
      <text:p text:style-name="Standard"><text:tab/>\caption[Newsgroup RNN FastText embeddings query class distribution]{Class distribution of Newsgroup dataset with FastText RNN document embeddings for every query for the first fold; q0 is the seed set which is the same for every query strategy and every word embedding}</text:p>
      <text:p text:style-name="Standard"><text:tab/>\label{fig:news_rnn_fasttext_query_dist}</text:p>
      <text:p text:style-name="Standard">\end{figure}</text:p>
      <text:p text:style-name="Standard"/>
      <text:p text:style-name="Standard">\begin{figure}[h!]</text:p>
      <text:p text:style-name="Standard"><text:tab/>\centering</text:p>
      <text:p text:style-name="Standard"><text:tab/>\includegraphics[width=0.8\textwidth]{news_rnn_flair_query.jpeg}</text:p>
      <text:p text:style-name="Standard"><text:tab/>\caption[Newsgroup RNN Flair embeddings query class distribution]{Class distribution of Newsgroup dataset with Flair RNN document embeddings for every query for the first fold; q0 is the seed set which is the same for every query strategy and every word embedding}</text:p>
      <text:p text:style-name="Standard"><text:tab/>\label{fig:news_rnn_flair_query_dist}</text:p>
      <text:p text:style-name="Standard">\end{figure}</text:p>
      <text:p text:style-name="Standard"/>
      <text:p text:style-name="Standard"><text:soft-page-break/>\begin{figure}[h!]</text:p>
      <text:p text:style-name="Standard"><text:tab/>\centering</text:p>
      <text:p text:style-name="Standard"><text:tab/>\includegraphics[width=0.8\textwidth]{news_rnn_bert_query.jpeg}</text:p>
      <text:p text:style-name="Standard"><text:tab/>\caption[Newsgroup RNN BERT embeddings query class distribution]{Class distribution of Newsgroup dataset with BERT RNN document embeddings for every query for the first fold; q0 is the seed set which is the same for every query strategy and every word embedding}</text:p>
      <text:p text:style-name="Standard"><text:tab/>\label{fig:news_rnn_bert_query_dist}</text:p>
      <text:p text:style-name="Standard">\end{figure}</text:p>
      <text:p text:style-name="Standard"/>
      <text:p text:style-name="Standard">\begin{figure}[h!]</text:p>
      <text:p text:style-name="Standard"><text:tab/>\centering</text:p>
      <text:p text:style-name="Standard"><text:tab/>\includegraphics[width=0.8\textwidth]{wiki_rnn_glove_query.jpeg}</text:p>
      <text:p text:style-name="Standard"><text:tab/>\caption[Wikipedia Movie GloVe embeddings query class distribution]{Class distribution of Wikipedia Movie dataset with GloVe RNN document embeddings for every query for the first fold; q0 is the seed set which is the same for every query strategy and every word embedding}</text:p>
      <text:p text:style-name="Standard"><text:tab/>\label{fig:wiki_rnn_glove_query_dist}</text:p>
      <text:p text:style-name="Standard">\end{figure}</text:p>
      <text:p text:style-name="Standard"/>
      <text:p text:style-name="Standard">\begin{figure}[h!]</text:p>
      <text:p text:style-name="Standard"><text:tab/>\centering</text:p>
      <text:p text:style-name="Standard"><text:tab/>\includegraphics[width=0.8\textwidth]{wiki_rnn_fasttext_query.jpeg}</text:p>
      <text:p text:style-name="Standard"><text:tab/>\caption[Wikipedia Movie FastText embeddings query class distribution]{Class distribution of Wikipedia Movie dataset with FastText RNN document embeddings for every query for the first fold; q0 is the seed set which is the same for every query strategy and every word embedding}</text:p>
      <text:p text:style-name="Standard"><text:tab/>\label{fig:wiki_rnn_fasttext_query_dist}</text:p>
      <text:p text:style-name="Standard">\end{figure}</text:p>
      <text:p text:style-name="Standard"/>
      <text:p text:style-name="Standard">\begin{figure}[h!]</text:p>
      <text:p text:style-name="Standard"><text:tab/>\centering</text:p>
      <text:p text:style-name="Standard"><text:tab/>\includegraphics[width=0.8\textwidth]{wiki_rnn_flair_query.jpeg}</text:p>
      <text:p text:style-name="Standard"><text:tab/>\caption[Wikipedia Movie Flair embeddings query class distribution]{Class distribution of Wikipedia Movie dataset with Flair RNN document embeddings for every query for the first fold; q0 is the seed set which is the same for every query strategy and every word embedding}</text:p>
      <text:p text:style-name="Standard"><text:tab/>\label{fig:wiki_rnn_flair_query_dist}</text:p>
      <text:p text:style-name="Standard">\end{figure}</text:p>
      <text:p text:style-name="Standard"/>
      <text:p text:style-name="Standard">\begin{figure}[H]</text:p>
      <text:p text:style-name="Standard"><text:tab/>\centering</text:p>
      <text:p text:style-name="Standard"><text:tab/>\includegraphics[width=0.8\textwidth]{wiki_rnn_bert_query.jpeg}</text:p>
      <text:p text:style-name="Standard"><text:tab/>\caption[Wikipedia Movie BERT embeddings query class distribution]{Class distribution of Wikipedia Movie dataset with BERT RNN document embeddings for every query for the first fold; q0 is the seed set which is the same for every query strategy and every word embedding}</text:p>
      <text:p text:style-name="Standard"><text:tab/>\label{fig:wiki_rnn_bert_query_dist}</text:p>
      <text:p text:style-name="Standard">\end{figure}</text:p>
      <text:p text:style-name="Standard"/>
      <text:p text:style-name="Standard">\newpage</text:p>
      <text:p text:style-name="Standard">\section*{Runtime Tables}</text:p>
      <text:p text:style-name="Standard"/>
      <text:p text:style-name="Standard">\begin{table}[h!]</text:p>
      <text:p text:style-name="Standard">\caption{Runtime SST-2 (70:30) in minutes}</text:p>
      <text:p text:style-name="Standard">\centering</text:p>
      <text:p text:style-name="Standard">\begin{tabular}[h]{c|c|c|c|c|c}</text:p>
      <text:p text:style-name="Standard"><text:soft-page-break/><text:s/>&amp; \textbf{GloVe} &amp; \textbf{FastText} &amp; \textbf{Flair} &amp; \textbf{BERT} &amp; \textbf{TF BERT} \\</text:p>
      <text:p text:style-name="Standard">\hline</text:p>
      <text:p text:style-name="Standard"/>
      <text:p text:style-name="Standard">\textbf{No AL} &amp; 0.47 &amp; 0.59 &amp; 1.12 &amp; 2.29 &amp; 1.4 \\</text:p>
      <text:p text:style-name="Standard">\hline</text:p>
      <text:p text:style-name="Standard"/>
      <text:p text:style-name="Standard">\textbf{Rand} &amp; 2.76 &amp; 3.7 &amp; 9.63 &amp; 22.23 &amp; 8.89 \\</text:p>
      <text:p text:style-name="Standard">\hline</text:p>
      <text:p text:style-name="Standard"/>
      <text:p text:style-name="Standard">\textbf{Uncert} &amp; 2.81 &amp; 3.68 &amp; 7.22 &amp; 23.33 &amp; 8.89 \\</text:p>
      <text:p text:style-name="Standard">\hline</text:p>
      <text:p text:style-name="Standard"/>
      <text:p text:style-name="Standard">\textbf{QBC} &amp; 5.35 &amp; 6.55 &amp; 15.1 &amp; 37.28 &amp; 15.02 \\</text:p>
      <text:p text:style-name="Standard">\hline</text:p>
      <text:p text:style-name="Standard"/>
      <text:p text:style-name="Standard">\textbf{GraphD} &amp; 3.24 &amp; 3.86 &amp; 10.72 &amp; 23.69 &amp; 9.09 \\</text:p>
      <text:p text:style-name="Standard">\hline</text:p>
      <text:p text:style-name="Standard"/>
      <text:p text:style-name="Standard">\textbf{EER} &amp; 4.64 &amp; 5.31 &amp; 11.56 &amp; 18.51 &amp; 12.12 \\</text:p>
      <text:p text:style-name="Standard">\hline</text:p>
      <text:p text:style-name="Standard"/>
      <text:p text:style-name="Standard">\textbf{LAL it} &amp; 3.18 &amp; 6.34 &amp; 10.07 &amp; 18.0 &amp; 10.4 \\</text:p>
      <text:p text:style-name="Standard">\hline</text:p>
      <text:p text:style-name="Standard"/>
      <text:p text:style-name="Standard">\textbf{LAL ind} &amp; 3.11 &amp; 4.75 &amp; 10.57 &amp;18.07 &amp; 8.79 \\</text:p>
      <text:p text:style-name="Standard">\hline</text:p>
      <text:p text:style-name="Standard">\label{table:sst_70_time}</text:p>
      <text:p text:style-name="Standard">\end{tabular}</text:p>
      <text:p text:style-name="Standard">\end{table}</text:p>
      <text:p text:style-name="Standard"/>
      <text:p text:style-name="Standard">\begin{table}[h!]</text:p>
      <text:p text:style-name="Standard">\caption{Runtime SST-2 (90:10) in minutes}</text:p>
      <text:p text:style-name="Standard">\centering</text:p>
      <text:p text:style-name="Standard">\begin{tabular}[h]{c|c|c|c|c|c}</text:p>
      <text:p text:style-name="Standard"><text:s/>&amp; \textbf{GloVe} &amp; \textbf{FastText} &amp; \textbf{Flair} &amp; \textbf{BERT} &amp; \textbf{TF BERT} \\</text:p>
      <text:p text:style-name="Standard">\hline</text:p>
      <text:p text:style-name="Standard"/>
      <text:p text:style-name="Standard">\textbf{No AL} &amp; 0.55 &amp; 0.64 &amp; 0.99 &amp; 2.06 &amp; 1.68 \\</text:p>
      <text:p text:style-name="Standard">\hline</text:p>
      <text:p text:style-name="Standard"/>
      <text:p text:style-name="Standard">\textbf{Rand} &amp; 3.19 &amp; 3.88 &amp; 7.21 &amp; 21.45 &amp; 8.22 \\</text:p>
      <text:p text:style-name="Standard">\hline</text:p>
      <text:p text:style-name="Standard"/>
      <text:p text:style-name="Standard">\textbf{Uncert} &amp; 4.52 &amp; 5.74 &amp; 8.9 &amp; 21.37 &amp; 8.62 \\</text:p>
      <text:p text:style-name="Standard">\hline</text:p>
      <text:p text:style-name="Standard"/>
      <text:p text:style-name="Standard">\textbf{QBC} &amp; 5.74 &amp; 9.79 &amp; 12.09 &amp; 36.47 &amp; 14.93 \\</text:p>
      <text:p text:style-name="Standard">\hline</text:p>
      <text:p text:style-name="Standard"/>
      <text:p text:style-name="Standard">\textbf{GraphD} &amp; 3.43 &amp; 4.72 &amp; 9.51 &amp; 17.85 &amp; 9.66 \\</text:p>
      <text:p text:style-name="Standard">\hline</text:p>
      <text:p text:style-name="Standard"/>
      <text:p text:style-name="Standard"><text:soft-page-break/>\textbf{EER} &amp; 5.36 &amp; 5.1 &amp; 10.57 &amp; 18.61 &amp; 12.19 \\</text:p>
      <text:p text:style-name="Standard">\hline</text:p>
      <text:p text:style-name="Standard"/>
      <text:p text:style-name="Standard">\textbf{LAL it} &amp; 3.92 &amp; 4.77 &amp; 7.96 &amp; 21.07 &amp; 9.33 \\</text:p>
      <text:p text:style-name="Standard">\hline</text:p>
      <text:p text:style-name="Standard"/>
      <text:p text:style-name="Standard">\textbf{LAL ind} &amp; 3.41 &amp; 4.47 &amp; 7.48 &amp; 22.3 &amp; 10.09 \\</text:p>
      <text:p text:style-name="Standard">\hline</text:p>
      <text:p text:style-name="Standard"/>
      <text:p text:style-name="Standard">\label{table:sst_90_time}</text:p>
      <text:p text:style-name="Standard">\end{tabular}</text:p>
      <text:p text:style-name="Standard">\end{table}</text:p>
      <text:p text:style-name="Standard"/>
      <text:p text:style-name="Standard">\begin{table}[h!]</text:p>
      <text:p text:style-name="Standard">\caption{Runtime Newsgroup in minutes}</text:p>
      <text:p text:style-name="Standard">\centering</text:p>
      <text:p text:style-name="Standard">\begin{tabular}[h]{c|c|c|c|c|c}</text:p>
      <text:p text:style-name="Standard"><text:s/>&amp; \textbf{GloVe} &amp; \textbf{FastText} &amp; \textbf{Flair} &amp; \textbf{BERT} &amp; \textbf{TF BERT} \\</text:p>
      <text:p text:style-name="Standard">\hline</text:p>
      <text:p text:style-name="Standard"/>
      <text:p text:style-name="Standard">\textbf{No AL} &amp; 0.7 &amp; 1.15 &amp; 1.84 &amp; 2.43 &amp; 1.63 \\</text:p>
      <text:p text:style-name="Standard">\hline</text:p>
      <text:p text:style-name="Standard"/>
      <text:p text:style-name="Standard">\textbf{Rand} &amp; 3.9 &amp; 6.22 &amp; 15.51 &amp; 20.9 &amp; 9.42 \\</text:p>
      <text:p text:style-name="Standard">\hline</text:p>
      <text:p text:style-name="Standard"/>
      <text:p text:style-name="Standard">\textbf{Uncert} &amp; 3.91 &amp; 4.83 &amp; 18.33 &amp; 19.72 &amp; 8.87 \\</text:p>
      <text:p text:style-name="Standard">\hline</text:p>
      <text:p text:style-name="Standard"/>
      <text:p text:style-name="Standard">\textbf{QBC} &amp; 7.86 &amp; 10.47 &amp; 27.1 &amp; 34,96 &amp; 16.55 \\</text:p>
      <text:p text:style-name="Standard">\hline</text:p>
      <text:p text:style-name="Standard"/>
      <text:p text:style-name="Standard">\textbf{GraphD} &amp; 4.5 &amp; 6.56 &amp; 18.15 &amp; 20.07 &amp; 9.38 \\</text:p>
      <text:p text:style-name="Standard">\hline</text:p>
      <text:p text:style-name="Standard"/>
      <text:p text:style-name="Standard">\textbf{EER} &amp; 163.47 (2.72) &amp; 148.78 (2.48) &amp; 161.85 (2.7) &amp; 158.43 (2.64) &amp; 314.88 (5.25) \\</text:p>
      <text:p text:style-name="Standard">\hline</text:p>
      <text:p text:style-name="Standard"/>
      <text:p text:style-name="Standard">\textbf{LAL it} &amp; 4.29 &amp; 6.38 &amp; 20.65 &amp; 21.16 &amp; 9.22 \\</text:p>
      <text:p text:style-name="Standard">\hline</text:p>
      <text:p text:style-name="Standard"/>
      <text:p text:style-name="Standard">\textbf{LAL ind} &amp; 4.1 &amp; 5.0 &amp; 19.66 &amp; 19.81 &amp; 9.17 \\</text:p>
      <text:p text:style-name="Standard">\hline</text:p>
      <text:p text:style-name="Standard">\label{table:news_time}</text:p>
      <text:p text:style-name="Standard">\end{tabular}</text:p>
      <text:p text:style-name="Standard">\end{table}</text:p>
      <text:p text:style-name="Standard"/>
      <text:p text:style-name="Standard">\begin{table}[h!]</text:p>
      <text:p text:style-name="Standard">\caption{Runtime Wikipedia Movie}</text:p>
      <text:p text:style-name="Standard">\centering</text:p>
      <text:p text:style-name="Standard">\begin{tabular}[h]{c|c|c|c|c|c}</text:p>
      <text:p text:style-name="Standard"><text:s/>&amp; \textbf{GloVe} &amp; \textbf{FastText} &amp; \textbf{Flair} &amp; \textbf{BERT} &amp; \textbf{TF BERT} \\</text:p>
      <text:p text:style-name="Standard"><text:soft-page-break/>\hline</text:p>
      <text:p text:style-name="Standard"/>
      <text:p text:style-name="Standard">\textbf{No AL} &amp; 0.78 &amp; 0.95 &amp; 1.97 &amp; 2.29 &amp; 1.7 \\</text:p>
      <text:p text:style-name="Standard">\hline</text:p>
      <text:p text:style-name="Standard"/>
      <text:p text:style-name="Standard">\textbf{Rand} &amp; 4.03 &amp; 7.61 &amp; 18.27 &amp; 23.63 &amp; 8.58 \\</text:p>
      <text:p text:style-name="Standard">\hline</text:p>
      <text:p text:style-name="Standard"/>
      <text:p text:style-name="Standard">\textbf{Uncert} &amp; 5.17 &amp; 6.39 &amp; 24.79 &amp; 22.08 &amp; 8.78 \\</text:p>
      <text:p text:style-name="Standard">\hline</text:p>
      <text:p text:style-name="Standard"/>
      <text:p text:style-name="Standard">\textbf{QBC} &amp; 8.08 &amp; 12.82 &amp; 32.3 &amp; 39.71 &amp; 14.67 \\</text:p>
      <text:p text:style-name="Standard">\hline</text:p>
      <text:p text:style-name="Standard"/>
      <text:p text:style-name="Standard">\textbf{GraphD} &amp; 5.07 &amp; 7.04 &amp; 24.61 &amp; 21.16 &amp; 8.98 \\</text:p>
      <text:p text:style-name="Standard">\hline</text:p>
      <text:p text:style-name="Standard"/>
      <text:p text:style-name="Standard">\textbf{EER} &amp; 85.56 (1.4) &amp; 75.3 (1.3) &amp; 101.16 (1.69) &amp; 92.79 (1.5) &amp; 164.09 (2.7) \\</text:p>
      <text:p text:style-name="Standard">\hline</text:p>
      <text:p text:style-name="Standard"/>
      <text:p text:style-name="Standard">\textbf{LAL it} &amp; 6.71 &amp; 6.1 &amp; 24.5 &amp; 22.88 &amp; 9.04 \\</text:p>
      <text:p text:style-name="Standard">\hline</text:p>
      <text:p text:style-name="Standard"/>
      <text:p text:style-name="Standard">\textbf{LAL ind} &amp; 5.23 &amp; 6.15 &amp; 21.8 &amp; 19.81 &amp; 8.84 \\</text:p>
      <text:p text:style-name="Standard">\hline</text:p>
      <text:p text:style-name="Standard">\label{table:wiki_time}</text:p>
      <text:p text:style-name="Standard">\end{tabular}</text:p>
      <text:p text:style-name="Standard">\end{table}</text:p>
      <text:p text:style-name="Standard"/>
      <text:p text:style-name="Standard"/>
      <text:p text:style-name="Standard"/>
      <text:p text:style-name="Standard"/>
      <text:p text:style-name="Standard">% Erzeugen der Selbständigkeitserklärung auf einem neuen Blatt:</text:p>
      <text:p text:style-name="Standard">\selbstaendigkeitserklaerung{\today}</text:p>
      <text:p text:style-name="Standard"/>
      <text:p text:style-name="Standard">\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30T08:13:51.734039262</meta:creation-date>
    <dc:date>2020-09-30T08:14:33.467133504</dc:date>
    <meta:editing-duration>PT42S</meta:editing-duration>
    <meta:editing-cycles>1</meta:editing-cycles>
    <meta:document-statistic meta:table-count="0" meta:image-count="0" meta:object-count="0" meta:page-count="43" meta:paragraph-count="1152" meta:word-count="14653" meta:character-count="107644" meta:non-whitespace-character-count="93527"/>
    <meta:generator>LibreOffice/6.0.7.3$Linux_X86_64 LibreOffice_project/00m0$Build-3</meta:generator>
  </office:meta>
</office:document-meta>
</file>